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3dd" officeooo:paragraph-rsid="001ba5d6"/>
    </style:style>
    <style:style style:name="P2" style:family="paragraph" style:parent-style-name="Standard">
      <style:text-properties officeooo:rsid="00214c15" officeooo:paragraph-rsid="0025f4cc"/>
    </style:style>
    <style:style style:name="P3" style:family="paragraph" style:parent-style-name="Standard">
      <style:text-properties officeooo:rsid="0025f4cc" officeooo:paragraph-rsid="0025f4cc"/>
    </style:style>
    <style:style style:name="P4" style:family="paragraph" style:parent-style-name="Standard">
      <style:text-properties officeooo:rsid="0025f4cc" officeooo:paragraph-rsid="002eeeec"/>
    </style:style>
    <style:style style:name="P5" style:family="paragraph" style:parent-style-name="Standard">
      <style:text-properties style:text-underline-style="solid" style:text-underline-width="auto" style:text-underline-color="font-color" officeooo:rsid="00214c15" officeooo:paragraph-rsid="0025f4cc"/>
    </style:style>
    <style:style style:name="P6" style:family="paragraph" style:parent-style-name="Standard">
      <style:text-properties style:text-underline-style="solid" style:text-underline-width="auto" style:text-underline-color="font-color" officeooo:rsid="00214c15" officeooo:paragraph-rsid="002eeeec"/>
    </style:style>
    <style:style style:name="P7" style:family="paragraph" style:parent-style-name="Standard">
      <style:text-properties style:text-underline-style="solid" style:text-underline-width="auto" style:text-underline-color="font-color" officeooo:rsid="00214c15" officeooo:paragraph-rsid="0032b6a9"/>
    </style:style>
    <style:style style:name="P8" style:family="paragraph" style:parent-style-name="Standard">
      <style:text-properties style:text-underline-style="solid" style:text-underline-width="auto" style:text-underline-color="font-color" officeooo:rsid="00214c15" officeooo:paragraph-rsid="00363cc7"/>
    </style:style>
    <style:style style:name="P9" style:family="paragraph" style:parent-style-name="Standard">
      <style:text-properties style:text-underline-style="solid" style:text-underline-width="auto" style:text-underline-color="font-color" officeooo:rsid="00214c15" officeooo:paragraph-rsid="0046b040"/>
    </style:style>
    <style:style style:name="P10" style:family="paragraph" style:parent-style-name="Standard">
      <style:text-properties style:text-underline-style="solid" style:text-underline-width="auto" style:text-underline-color="font-color" officeooo:rsid="00214c15" officeooo:paragraph-rsid="0049c74a"/>
    </style:style>
    <style:style style:name="P11" style:family="paragraph" style:parent-style-name="Standard">
      <style:text-properties style:text-underline-style="solid" style:text-underline-width="auto" style:text-underline-color="font-color" officeooo:rsid="00214c15" officeooo:paragraph-rsid="004d173d"/>
    </style:style>
    <style:style style:name="P12" style:family="paragraph" style:parent-style-name="Standard">
      <style:text-properties style:text-underline-style="solid" style:text-underline-width="auto" style:text-underline-color="font-color" officeooo:rsid="00214c15" officeooo:paragraph-rsid="0051a866"/>
    </style:style>
    <style:style style:name="P13" style:family="paragraph" style:parent-style-name="Standard">
      <style:text-properties style:text-underline-style="solid" style:text-underline-width="auto" style:text-underline-color="font-color" officeooo:rsid="00214c15" officeooo:paragraph-rsid="00534c36"/>
    </style:style>
    <style:style style:name="P14" style:family="paragraph" style:parent-style-name="Standard">
      <style:text-properties style:text-underline-style="solid" style:text-underline-width="auto" style:text-underline-color="font-color" officeooo:rsid="00214c15" officeooo:paragraph-rsid="0054a1e0"/>
    </style:style>
    <style:style style:name="P15" style:family="paragraph" style:parent-style-name="Standard">
      <style:text-properties style:text-underline-style="solid" style:text-underline-width="auto" style:text-underline-color="font-color" officeooo:rsid="00214c15" officeooo:paragraph-rsid="0058cfb0"/>
    </style:style>
    <style:style style:name="P16" style:family="paragraph" style:parent-style-name="Standard">
      <style:text-properties style:text-underline-style="solid" style:text-underline-width="auto" style:text-underline-color="font-color" officeooo:rsid="00214c15" officeooo:paragraph-rsid="005dd699"/>
    </style:style>
    <style:style style:name="P17" style:family="paragraph" style:parent-style-name="Standard">
      <style:text-properties style:text-underline-style="solid" style:text-underline-width="auto" style:text-underline-color="font-color" officeooo:rsid="00214c15" officeooo:paragraph-rsid="0064cac9"/>
    </style:style>
    <style:style style:name="P18" style:family="paragraph" style:parent-style-name="Standard">
      <style:text-properties style:text-underline-style="solid" style:text-underline-width="auto" style:text-underline-color="font-color" officeooo:rsid="00214c15" officeooo:paragraph-rsid="0068fa6d"/>
    </style:style>
    <style:style style:name="P19" style:family="paragraph" style:parent-style-name="Standard">
      <style:text-properties style:text-underline-style="solid" style:text-underline-width="auto" style:text-underline-color="font-color" officeooo:rsid="00214c15" officeooo:paragraph-rsid="006b5247"/>
    </style:style>
    <style:style style:name="P20" style:family="paragraph" style:parent-style-name="Standard">
      <style:text-properties style:text-underline-style="solid" style:text-underline-width="auto" style:text-underline-color="font-color" officeooo:rsid="00214c15" officeooo:paragraph-rsid="006cb3ec"/>
    </style:style>
    <style:style style:name="P21" style:family="paragraph" style:parent-style-name="Standard">
      <style:text-properties style:text-underline-style="solid" style:text-underline-width="auto" style:text-underline-color="font-color" officeooo:rsid="00214c15" officeooo:paragraph-rsid="006d8e6b"/>
    </style:style>
    <style:style style:name="P22" style:family="paragraph" style:parent-style-name="Standard">
      <style:text-properties style:text-underline-style="solid" style:text-underline-width="auto" style:text-underline-color="font-color" officeooo:rsid="00214c15" officeooo:paragraph-rsid="006e9735"/>
    </style:style>
    <style:style style:name="P23" style:family="paragraph" style:parent-style-name="Standard">
      <style:text-properties style:text-underline-style="solid" style:text-underline-width="auto" style:text-underline-color="font-color" officeooo:rsid="00214c15" officeooo:paragraph-rsid="0070b4b1"/>
    </style:style>
    <style:style style:name="P24" style:family="paragraph" style:parent-style-name="Standard">
      <style:text-properties style:text-underline-style="solid" style:text-underline-width="auto" style:text-underline-color="font-color" officeooo:rsid="00214c15" officeooo:paragraph-rsid="007a125f"/>
    </style:style>
    <style:style style:name="P25" style:family="paragraph" style:parent-style-name="Standard">
      <style:text-properties style:text-underline-style="solid" style:text-underline-width="auto" style:text-underline-color="font-color" officeooo:rsid="00214c15" officeooo:paragraph-rsid="007bd2f0"/>
    </style:style>
    <style:style style:name="P26" style:family="paragraph" style:parent-style-name="Standard">
      <style:text-properties style:text-underline-style="solid" style:text-underline-width="auto" style:text-underline-color="font-color" officeooo:rsid="00214c15" officeooo:paragraph-rsid="007f030c"/>
    </style:style>
    <style:style style:name="P27" style:family="paragraph" style:parent-style-name="Standard">
      <style:text-properties style:text-underline-style="solid" style:text-underline-width="auto" style:text-underline-color="font-color" officeooo:rsid="00214c15" officeooo:paragraph-rsid="008189c6"/>
    </style:style>
    <style:style style:name="P28" style:family="paragraph" style:parent-style-name="Standard">
      <style:text-properties style:text-underline-style="solid" style:text-underline-width="auto" style:text-underline-color="font-color" officeooo:rsid="00214c15" officeooo:paragraph-rsid="00839654"/>
    </style:style>
    <style:style style:name="P29" style:family="paragraph" style:parent-style-name="Standard">
      <style:text-properties style:text-underline-style="solid" style:text-underline-width="auto" style:text-underline-color="font-color" officeooo:rsid="00214c15" officeooo:paragraph-rsid="0084267c"/>
    </style:style>
    <style:style style:name="P30" style:family="paragraph" style:parent-style-name="Standard">
      <style:text-properties style:text-underline-style="solid" style:text-underline-width="auto" style:text-underline-color="font-color" officeooo:rsid="00214c15" officeooo:paragraph-rsid="0085f84d"/>
    </style:style>
    <style:style style:name="P31" style:family="paragraph" style:parent-style-name="Standard">
      <style:text-properties style:text-underline-style="solid" style:text-underline-width="auto" style:text-underline-color="font-color" officeooo:rsid="00214c15" officeooo:paragraph-rsid="0089d6b1"/>
    </style:style>
    <style:style style:name="P32" style:family="paragraph" style:parent-style-name="Standard">
      <style:text-properties style:text-underline-style="solid" style:text-underline-width="auto" style:text-underline-color="font-color" officeooo:rsid="00214c15" officeooo:paragraph-rsid="008a169d"/>
    </style:style>
    <style:style style:name="P33" style:family="paragraph" style:parent-style-name="Standard">
      <style:text-properties style:text-underline-style="solid" style:text-underline-width="auto" style:text-underline-color="font-color" officeooo:rsid="00214c15" officeooo:paragraph-rsid="008aebdb"/>
    </style:style>
    <style:style style:name="P34" style:family="paragraph" style:parent-style-name="Standard">
      <style:text-properties style:text-underline-style="solid" style:text-underline-width="auto" style:text-underline-color="font-color" officeooo:rsid="00214c15" officeooo:paragraph-rsid="008c3d29"/>
    </style:style>
    <style:style style:name="P35" style:family="paragraph" style:parent-style-name="Standard">
      <style:text-properties style:text-underline-style="solid" style:text-underline-width="auto" style:text-underline-color="font-color" officeooo:rsid="001a23dd" officeooo:paragraph-rsid="00294f4c"/>
    </style:style>
    <style:style style:name="P36" style:family="paragraph" style:parent-style-name="Standard">
      <style:text-properties style:text-underline-style="solid" style:text-underline-width="auto" style:text-underline-color="font-color" officeooo:rsid="001a23dd" officeooo:paragraph-rsid="003e5e24"/>
    </style:style>
    <style:style style:name="P37" style:family="paragraph" style:parent-style-name="Standard">
      <style:text-properties style:text-underline-style="solid" style:text-underline-width="auto" style:text-underline-color="font-color" officeooo:rsid="001badb9" officeooo:paragraph-rsid="002aa776"/>
    </style:style>
    <style:style style:name="P38" style:family="paragraph" style:parent-style-name="Standard">
      <style:text-properties style:text-underline-style="solid" style:text-underline-width="auto" style:text-underline-color="font-color" officeooo:rsid="0025f4cc" officeooo:paragraph-rsid="0025f4cc"/>
    </style:style>
    <style:style style:name="P39" style:family="paragraph" style:parent-style-name="Standard">
      <style:text-properties style:text-underline-style="solid" style:text-underline-width="auto" style:text-underline-color="font-color" officeooo:rsid="00303cd3" officeooo:paragraph-rsid="00303cd3"/>
    </style:style>
    <style:style style:name="P40" style:family="paragraph" style:parent-style-name="Standard">
      <style:text-properties style:text-underline-style="solid" style:text-underline-width="auto" style:text-underline-color="font-color" officeooo:rsid="00363cc7" officeooo:paragraph-rsid="00363cc7"/>
    </style:style>
    <style:style style:name="P41" style:family="paragraph" style:parent-style-name="Standard">
      <style:text-properties style:text-underline-style="solid" style:text-underline-width="auto" style:text-underline-color="font-color" officeooo:rsid="00532b8f" officeooo:paragraph-rsid="00532b8f"/>
    </style:style>
    <style:style style:name="P42" style:family="paragraph" style:parent-style-name="Standard">
      <style:text-properties style:text-underline-style="solid" style:text-underline-width="auto" style:text-underline-color="font-color" officeooo:rsid="00532b8f" officeooo:paragraph-rsid="00534c36"/>
    </style:style>
    <style:style style:name="P43" style:family="paragraph" style:parent-style-name="Standard">
      <style:text-properties style:text-underline-style="solid" style:text-underline-width="auto" style:text-underline-color="font-color" officeooo:rsid="005b5200" officeooo:paragraph-rsid="005b5200"/>
    </style:style>
    <style:style style:name="P44" style:family="paragraph" style:parent-style-name="Standard">
      <style:text-properties officeooo:rsid="00214c15" officeooo:paragraph-rsid="0025f4cc" fo:background-color="#ffff00"/>
    </style:style>
    <style:style style:name="P45" style:family="paragraph" style:parent-style-name="Standard">
      <style:text-properties officeooo:rsid="0022d380" officeooo:paragraph-rsid="0025f4cc" fo:background-color="#ffff00"/>
    </style:style>
    <style:style style:name="P46" style:family="paragraph" style:parent-style-name="Standard">
      <style:text-properties officeooo:rsid="001a23dd" officeooo:paragraph-rsid="00294f4c" fo:background-color="#ffff00"/>
    </style:style>
    <style:style style:name="P47" style:family="paragraph" style:parent-style-name="Standard">
      <style:text-properties officeooo:rsid="001a23dd" officeooo:paragraph-rsid="002aa776" fo:background-color="#ffff00"/>
    </style:style>
    <style:style style:name="P48" style:family="paragraph" style:parent-style-name="Standard">
      <style:text-properties officeooo:rsid="0026f297" officeooo:paragraph-rsid="0026f297"/>
    </style:style>
    <style:style style:name="P49" style:family="paragraph" style:parent-style-name="Standard">
      <style:text-properties officeooo:rsid="0027fad4" officeooo:paragraph-rsid="0027fad4"/>
    </style:style>
    <style:style style:name="P50" style:family="paragraph" style:parent-style-name="Standard">
      <style:text-properties officeooo:rsid="0022d380" officeooo:paragraph-rsid="0025f4cc"/>
    </style:style>
    <style:style style:name="P51" style:family="paragraph" style:parent-style-name="Standard">
      <style:text-properties officeooo:rsid="0022d380" officeooo:paragraph-rsid="002eeeec"/>
    </style:style>
    <style:style style:name="P52" style:family="paragraph" style:parent-style-name="Standard">
      <style:text-properties officeooo:paragraph-rsid="002eeeec"/>
    </style:style>
    <style:style style:name="P53" style:family="paragraph" style:parent-style-name="Standard">
      <style:text-properties officeooo:rsid="00303cd3" officeooo:paragraph-rsid="00303cd3"/>
    </style:style>
    <style:style style:name="P54" style:family="paragraph" style:parent-style-name="Standard">
      <style:text-properties fo:font-weight="bold" officeooo:rsid="00303cd3" officeooo:paragraph-rsid="00303cd3" fo:background-color="#ffff00" style:font-weight-asian="bold" style:font-weight-complex="bold"/>
    </style:style>
    <style:style style:name="P55" style:family="paragraph" style:parent-style-name="Standard">
      <style:text-properties fo:font-weight="bold" officeooo:rsid="00534c36" officeooo:paragraph-rsid="0054a1e0" fo:background-color="#ffff00" style:font-weight-asian="bold" style:font-weight-complex="bold"/>
    </style:style>
    <style:style style:name="P56" style:family="paragraph" style:parent-style-name="Standard">
      <style:text-properties officeooo:paragraph-rsid="0032b6a9"/>
    </style:style>
    <style:style style:name="P57" style:family="paragraph" style:parent-style-name="Standard">
      <style:text-properties style:text-underline-style="none" officeooo:rsid="003324c4" officeooo:paragraph-rsid="003324c4"/>
    </style:style>
    <style:style style:name="P58" style:family="paragraph" style:parent-style-name="Standard">
      <style:text-properties style:text-underline-style="none" fo:font-weight="bold" officeooo:rsid="0032b6a9" officeooo:paragraph-rsid="00347619" fo:background-color="#ffff00" style:font-weight-asian="bold" style:font-weight-complex="bold"/>
    </style:style>
    <style:style style:name="P59" style:family="paragraph" style:parent-style-name="Standard">
      <style:text-properties style:text-underline-style="none" fo:font-weight="bold" officeooo:rsid="0032b6a9" officeooo:paragraph-rsid="0049c74a" fo:background-color="#ffff00" style:font-weight-asian="bold" style:font-weight-complex="bold"/>
    </style:style>
    <style:style style:name="P60" style:family="paragraph" style:parent-style-name="Standard">
      <style:text-properties style:text-underline-style="none" fo:font-weight="bold" officeooo:rsid="00363cc7" officeooo:paragraph-rsid="003a3779" fo:background-color="#ffff00" style:font-weight-asian="bold" style:font-weight-complex="bold"/>
    </style:style>
    <style:style style:name="P61" style:family="paragraph" style:parent-style-name="Standard">
      <style:text-properties style:text-underline-style="none" fo:font-weight="bold" officeooo:rsid="0046b040" officeooo:paragraph-rsid="0046b040" fo:background-color="#ffff00" style:font-weight-asian="bold" style:font-weight-complex="bold"/>
    </style:style>
    <style:style style:name="P62" style:family="paragraph" style:parent-style-name="Standard">
      <style:text-properties style:text-underline-style="none" fo:font-weight="bold" officeooo:rsid="004d173d" officeooo:paragraph-rsid="004e3039" fo:background-color="#ffff00" style:font-weight-asian="bold" style:font-weight-complex="bold"/>
    </style:style>
    <style:style style:name="P63" style:family="paragraph" style:parent-style-name="Standard">
      <style:text-properties style:text-underline-style="none" fo:font-weight="bold" officeooo:rsid="0058cfb0" officeooo:paragraph-rsid="0058cfb0" fo:background-color="#ffff00" style:font-weight-asian="bold" style:font-weight-complex="bold"/>
    </style:style>
    <style:style style:name="P64" style:family="paragraph" style:parent-style-name="Standard">
      <style:text-properties style:text-underline-style="none" fo:font-weight="bold" officeooo:rsid="0051a866" officeooo:paragraph-rsid="005dd699" fo:background-color="#ffff00" style:font-weight-asian="bold" style:font-weight-complex="bold"/>
    </style:style>
    <style:style style:name="P65" style:family="paragraph" style:parent-style-name="Standard">
      <style:text-properties style:text-underline-style="none" fo:font-weight="bold" officeooo:rsid="0051a866" officeooo:paragraph-rsid="0064cac9" fo:background-color="#ffff00" style:font-weight-asian="bold" style:font-weight-complex="bold"/>
    </style:style>
    <style:style style:name="P66" style:family="paragraph" style:parent-style-name="Standard">
      <style:text-properties style:text-underline-style="none" fo:font-weight="bold" officeooo:rsid="0051a866" officeooo:paragraph-rsid="0068fa6d" fo:background-color="#ffff00" style:font-weight-asian="bold" style:font-weight-complex="bold"/>
    </style:style>
    <style:style style:name="P67" style:family="paragraph" style:parent-style-name="Standard">
      <style:text-properties style:text-underline-style="none" fo:font-weight="bold" officeooo:rsid="0051a866" officeooo:paragraph-rsid="006cb3ec" fo:background-color="#ffff00" style:font-weight-asian="bold" style:font-weight-complex="bold"/>
    </style:style>
    <style:style style:name="P68" style:family="paragraph" style:parent-style-name="Standard">
      <style:text-properties style:text-underline-style="none" fo:font-weight="bold" officeooo:rsid="0051a866" officeooo:paragraph-rsid="0070b4b1" fo:background-color="#ffff00" style:font-weight-asian="bold" style:font-weight-complex="bold"/>
    </style:style>
    <style:style style:name="P69" style:family="paragraph" style:parent-style-name="Standard">
      <style:text-properties style:text-underline-style="none" fo:font-weight="bold" officeooo:rsid="0051a866" officeooo:paragraph-rsid="007a125f" fo:background-color="#ffff00" style:font-weight-asian="bold" style:font-weight-complex="bold"/>
    </style:style>
    <style:style style:name="P70" style:family="paragraph" style:parent-style-name="Standard">
      <style:text-properties style:text-underline-style="none" fo:font-weight="bold" officeooo:rsid="0051a866" officeooo:paragraph-rsid="007f030c" fo:background-color="#ffff00" style:font-weight-asian="bold" style:font-weight-complex="bold"/>
    </style:style>
    <style:style style:name="P71" style:family="paragraph" style:parent-style-name="Standard">
      <style:text-properties style:text-underline-style="none" fo:font-weight="bold" officeooo:rsid="0051a866" officeooo:paragraph-rsid="00839654" fo:background-color="#ffff00" style:font-weight-asian="bold" style:font-weight-complex="bold"/>
    </style:style>
    <style:style style:name="P72" style:family="paragraph" style:parent-style-name="Standard">
      <style:text-properties style:text-underline-style="none" fo:font-weight="bold" officeooo:rsid="0051a866" officeooo:paragraph-rsid="0084267c" fo:background-color="#ffff00" style:font-weight-asian="bold" style:font-weight-complex="bold"/>
    </style:style>
    <style:style style:name="P73" style:family="paragraph" style:parent-style-name="Standard">
      <style:text-properties style:text-underline-style="none" fo:font-weight="bold" officeooo:rsid="0051a866" officeooo:paragraph-rsid="0089d6b1" fo:background-color="#ffff00" style:font-weight-asian="bold" style:font-weight-complex="bold"/>
    </style:style>
    <style:style style:name="P74" style:family="paragraph" style:parent-style-name="Standard">
      <style:text-properties style:text-underline-style="none" fo:font-weight="bold" officeooo:rsid="0051a866" officeooo:paragraph-rsid="008aebdb" fo:background-color="#ffff00" style:font-weight-asian="bold" style:font-weight-complex="bold"/>
    </style:style>
    <style:style style:name="P75" style:family="paragraph" style:parent-style-name="Standard">
      <style:text-properties style:text-underline-style="none" officeooo:rsid="00363cc7" officeooo:paragraph-rsid="00363cc7"/>
    </style:style>
    <style:style style:name="P76" style:family="paragraph" style:parent-style-name="Standard">
      <style:text-properties style:text-underline-style="none" officeooo:rsid="003a3779" officeooo:paragraph-rsid="003a3779"/>
    </style:style>
    <style:style style:name="P77" style:family="paragraph" style:parent-style-name="Standard">
      <style:text-properties style:text-underline-style="none" officeooo:rsid="003aee15" officeooo:paragraph-rsid="003aee15"/>
    </style:style>
    <style:style style:name="P78" style:family="paragraph" style:parent-style-name="Standard">
      <style:text-properties style:text-underline-style="none" officeooo:rsid="0046b040" officeooo:paragraph-rsid="0046b040"/>
    </style:style>
    <style:style style:name="P79" style:family="paragraph" style:parent-style-name="Standard">
      <style:text-properties style:text-underline-style="none" officeooo:rsid="0049c74a" officeooo:paragraph-rsid="0049c74a"/>
    </style:style>
    <style:style style:name="P80" style:family="paragraph" style:parent-style-name="Standard">
      <style:text-properties style:text-underline-style="none" officeooo:rsid="00214c15" officeooo:paragraph-rsid="004d173d"/>
    </style:style>
    <style:style style:name="P81" style:family="paragraph" style:parent-style-name="Standard">
      <style:text-properties style:text-underline-style="none" officeooo:rsid="00214c15" officeooo:paragraph-rsid="0070b4b1"/>
    </style:style>
    <style:style style:name="P82" style:family="paragraph" style:parent-style-name="Standard">
      <style:text-properties style:text-underline-style="none" officeooo:rsid="004d173d" officeooo:paragraph-rsid="004e3039"/>
    </style:style>
    <style:style style:name="P83" style:family="paragraph" style:parent-style-name="Standard">
      <style:text-properties style:text-underline-style="none" officeooo:rsid="0058cfb0" officeooo:paragraph-rsid="0058cfb0"/>
    </style:style>
    <style:style style:name="P84" style:family="paragraph" style:parent-style-name="Standard">
      <style:text-properties style:text-underline-style="none" officeooo:rsid="0058cfb0" officeooo:paragraph-rsid="005dd699"/>
    </style:style>
    <style:style style:name="P85" style:family="paragraph" style:parent-style-name="Standard">
      <style:text-properties style:text-underline-style="none" officeooo:rsid="005b5200" officeooo:paragraph-rsid="005b5200"/>
    </style:style>
    <style:style style:name="P86" style:family="paragraph" style:parent-style-name="Standard">
      <style:text-properties style:text-underline-style="none" officeooo:rsid="0062f5a2" officeooo:paragraph-rsid="0062f5a2"/>
    </style:style>
    <style:style style:name="P87" style:family="paragraph" style:parent-style-name="Standard">
      <style:text-properties style:text-underline-style="none" officeooo:rsid="0064cac9" officeooo:paragraph-rsid="0064cac9"/>
    </style:style>
    <style:style style:name="P88" style:family="paragraph" style:parent-style-name="Standard">
      <style:text-properties style:text-underline-style="none" officeooo:rsid="0068fa6d" officeooo:paragraph-rsid="0068fa6d"/>
    </style:style>
    <style:style style:name="P89" style:family="paragraph" style:parent-style-name="Standard">
      <style:text-properties style:text-underline-style="none" officeooo:rsid="006928da" officeooo:paragraph-rsid="006928da"/>
    </style:style>
    <style:style style:name="P90" style:family="paragraph" style:parent-style-name="Standard">
      <style:text-properties style:text-underline-style="none" officeooo:rsid="006c173a" officeooo:paragraph-rsid="006c173a"/>
    </style:style>
    <style:style style:name="P91" style:family="paragraph" style:parent-style-name="Standard">
      <style:text-properties style:text-underline-style="none" officeooo:rsid="006cb3ec" officeooo:paragraph-rsid="006cb3ec"/>
    </style:style>
    <style:style style:name="P92" style:family="paragraph" style:parent-style-name="Standard">
      <style:text-properties style:text-underline-style="none" officeooo:rsid="006d8e6b" officeooo:paragraph-rsid="006d8e6b"/>
    </style:style>
    <style:style style:name="P93" style:family="paragraph" style:parent-style-name="Standard">
      <style:text-properties style:text-underline-style="none" officeooo:rsid="006e9735" officeooo:paragraph-rsid="006e9735"/>
    </style:style>
    <style:style style:name="P94" style:family="paragraph" style:parent-style-name="Standard">
      <style:text-properties style:text-underline-style="none" officeooo:rsid="0076a02d" officeooo:paragraph-rsid="0076a02d"/>
    </style:style>
    <style:style style:name="P95" style:family="paragraph" style:parent-style-name="Standard">
      <style:text-properties style:text-underline-style="none" officeooo:rsid="007a125f" officeooo:paragraph-rsid="007a125f"/>
    </style:style>
    <style:style style:name="P96" style:family="paragraph" style:parent-style-name="Standard">
      <style:text-properties style:text-underline-style="none" fo:font-weight="normal" officeooo:rsid="00214c15" officeooo:paragraph-rsid="007bd2f0" fo:background-color="transparent" style:font-weight-asian="normal" style:font-weight-complex="normal"/>
    </style:style>
    <style:style style:name="P97" style:family="paragraph" style:parent-style-name="Standard">
      <style:text-properties style:text-underline-style="none" officeooo:rsid="007d18a1" officeooo:paragraph-rsid="007d18a1"/>
    </style:style>
    <style:style style:name="P98" style:family="paragraph" style:parent-style-name="Standard">
      <style:text-properties style:text-underline-style="none" officeooo:rsid="008189c6" officeooo:paragraph-rsid="008189c6"/>
    </style:style>
    <style:style style:name="P99" style:family="paragraph" style:parent-style-name="Standard">
      <style:text-properties style:text-underline-style="none" officeooo:rsid="008424dd" officeooo:paragraph-rsid="008424dd"/>
    </style:style>
    <style:style style:name="P100" style:family="paragraph" style:parent-style-name="Standard">
      <style:text-properties style:text-underline-style="none" officeooo:rsid="00850184" officeooo:paragraph-rsid="00850184"/>
    </style:style>
    <style:style style:name="P101" style:family="paragraph" style:parent-style-name="Standard">
      <style:text-properties style:text-underline-style="none" officeooo:rsid="00850184" officeooo:paragraph-rsid="0085f84d"/>
    </style:style>
    <style:style style:name="P102" style:family="paragraph" style:parent-style-name="Standard">
      <style:text-properties style:text-underline-style="none" officeooo:rsid="00850184" officeooo:paragraph-rsid="0089d6b1"/>
    </style:style>
    <style:style style:name="P103" style:family="paragraph" style:parent-style-name="Standard">
      <style:text-properties style:text-underline-style="none" officeooo:rsid="00850184" officeooo:paragraph-rsid="008aebdb"/>
    </style:style>
    <style:style style:name="P104" style:family="paragraph" style:parent-style-name="Standard">
      <style:text-properties style:text-underline-style="none" officeooo:rsid="00850184" officeooo:paragraph-rsid="008c3d29"/>
    </style:style>
    <style:style style:name="P105" style:family="paragraph" style:parent-style-name="Standard">
      <style:text-properties style:text-underline-style="none" officeooo:rsid="0085f84d" officeooo:paragraph-rsid="0085f84d"/>
    </style:style>
    <style:style style:name="P106" style:family="paragraph" style:parent-style-name="Standard">
      <style:text-properties style:text-underline-style="none" officeooo:rsid="0089d6b1" officeooo:paragraph-rsid="0089d6b1"/>
    </style:style>
    <style:style style:name="P107" style:family="paragraph" style:parent-style-name="Standard">
      <style:text-properties style:text-underline-style="none" officeooo:rsid="008a169d" officeooo:paragraph-rsid="008a169d"/>
    </style:style>
    <style:style style:name="P108" style:family="paragraph" style:parent-style-name="Standard">
      <style:text-properties style:text-underline-style="none" officeooo:rsid="008aebdb" officeooo:paragraph-rsid="008aebdb"/>
    </style:style>
    <style:style style:name="P109" style:family="paragraph" style:parent-style-name="Standard">
      <style:text-properties style:text-underline-style="none" officeooo:rsid="008c3d29" officeooo:paragraph-rsid="008c3d29"/>
    </style:style>
    <style:style style:name="P110" style:family="paragraph" style:parent-style-name="Standard">
      <style:text-properties officeooo:paragraph-rsid="00363cc7"/>
    </style:style>
    <style:style style:name="P111" style:family="paragraph" style:parent-style-name="Standard">
      <style:text-properties officeooo:paragraph-rsid="003f715d"/>
    </style:style>
    <style:style style:name="P112" style:family="paragraph" style:parent-style-name="Standard">
      <style:text-properties officeooo:paragraph-rsid="0046b040"/>
    </style:style>
    <style:style style:name="P113" style:family="paragraph" style:parent-style-name="Standard">
      <style:text-properties officeooo:paragraph-rsid="0049c74a"/>
    </style:style>
    <style:style style:name="P114" style:family="paragraph" style:parent-style-name="Standard">
      <style:text-properties officeooo:paragraph-rsid="004d173d"/>
    </style:style>
    <style:style style:name="P115" style:family="paragraph" style:parent-style-name="Standard">
      <style:text-properties officeooo:paragraph-rsid="0051a866"/>
    </style:style>
    <style:style style:name="P116" style:family="paragraph" style:parent-style-name="Standard">
      <style:text-properties officeooo:paragraph-rsid="00534c36"/>
    </style:style>
    <style:style style:name="P117" style:family="paragraph" style:parent-style-name="Standard">
      <style:text-properties officeooo:paragraph-rsid="0054a1e0"/>
    </style:style>
    <style:style style:name="P118" style:family="paragraph" style:parent-style-name="Standard">
      <style:text-properties officeooo:paragraph-rsid="0058cfb0"/>
    </style:style>
    <style:style style:name="P119" style:family="paragraph" style:parent-style-name="Standard">
      <style:text-properties officeooo:paragraph-rsid="005dd699"/>
    </style:style>
    <style:style style:name="P120" style:family="paragraph" style:parent-style-name="Standard">
      <style:text-properties officeooo:paragraph-rsid="0064cac9"/>
    </style:style>
    <style:style style:name="P121" style:family="paragraph" style:parent-style-name="Standard">
      <style:text-properties officeooo:paragraph-rsid="0068fa6d"/>
    </style:style>
    <style:style style:name="P122" style:family="paragraph" style:parent-style-name="Standard">
      <style:text-properties officeooo:paragraph-rsid="006b5247"/>
    </style:style>
    <style:style style:name="P123" style:family="paragraph" style:parent-style-name="Standard">
      <style:text-properties officeooo:paragraph-rsid="006cb3ec"/>
    </style:style>
    <style:style style:name="P124" style:family="paragraph" style:parent-style-name="Standard">
      <style:text-properties officeooo:paragraph-rsid="006d8e6b"/>
    </style:style>
    <style:style style:name="P125" style:family="paragraph" style:parent-style-name="Standard">
      <style:text-properties officeooo:paragraph-rsid="006e9735"/>
    </style:style>
    <style:style style:name="P126" style:family="paragraph" style:parent-style-name="Standard">
      <style:text-properties officeooo:paragraph-rsid="0070b4b1"/>
    </style:style>
    <style:style style:name="P127" style:family="paragraph" style:parent-style-name="Standard">
      <style:text-properties officeooo:paragraph-rsid="007a125f"/>
    </style:style>
    <style:style style:name="P128" style:family="paragraph" style:parent-style-name="Standard">
      <style:text-properties officeooo:paragraph-rsid="007bd2f0"/>
    </style:style>
    <style:style style:name="P129" style:family="paragraph" style:parent-style-name="Standard">
      <style:text-properties officeooo:paragraph-rsid="007f030c"/>
    </style:style>
    <style:style style:name="P130" style:family="paragraph" style:parent-style-name="Standard">
      <style:text-properties officeooo:paragraph-rsid="008189c6"/>
    </style:style>
    <style:style style:name="P131" style:family="paragraph" style:parent-style-name="Standard">
      <style:text-properties officeooo:paragraph-rsid="00839654"/>
    </style:style>
    <style:style style:name="P132" style:family="paragraph" style:parent-style-name="Standard">
      <style:text-properties officeooo:paragraph-rsid="0084267c"/>
    </style:style>
    <style:style style:name="P133" style:family="paragraph" style:parent-style-name="Standard">
      <style:text-properties officeooo:paragraph-rsid="0085f84d"/>
    </style:style>
    <style:style style:name="P134" style:family="paragraph" style:parent-style-name="Standard">
      <style:text-properties officeooo:paragraph-rsid="0089d6b1"/>
    </style:style>
    <style:style style:name="P135" style:family="paragraph" style:parent-style-name="Standard">
      <style:text-properties officeooo:paragraph-rsid="008a169d"/>
    </style:style>
    <style:style style:name="P136" style:family="paragraph" style:parent-style-name="Standard">
      <style:text-properties officeooo:paragraph-rsid="008aebdb"/>
    </style:style>
    <style:style style:name="P137" style:family="paragraph" style:parent-style-name="Standard">
      <style:text-properties officeooo:paragraph-rsid="008c3d29"/>
    </style:style>
    <style:style style:name="P138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5dd69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39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64cac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40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68fa6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41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6cb3e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42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70b4b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43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7a125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44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7f030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45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3965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46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4267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47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9d6b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48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aebd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49" style:family="paragraph" style:parent-style-name="Heading_20_1" style:list-style-name=""/>
    <style:style style:name="P150" style:family="paragraph" style:parent-style-name="Heading_20_1">
      <style:paragraph-properties fo:break-before="page"/>
    </style:style>
    <style:style style:name="P151" style:family="paragraph" style:parent-style-name="Heading_20_1">
      <style:paragraph-properties fo:break-before="page"/>
      <style:text-properties officeooo:paragraph-rsid="002eeeec"/>
    </style:style>
    <style:style style:name="P152" style:family="paragraph" style:parent-style-name="Heading_20_1">
      <style:paragraph-properties fo:break-before="page"/>
      <style:text-properties officeooo:paragraph-rsid="0032b6a9"/>
    </style:style>
    <style:style style:name="P153" style:family="paragraph" style:parent-style-name="Heading_20_1">
      <style:paragraph-properties fo:break-before="page"/>
      <style:text-properties officeooo:paragraph-rsid="00363cc7"/>
    </style:style>
    <style:style style:name="P154" style:family="paragraph" style:parent-style-name="Heading_20_1">
      <style:paragraph-properties fo:break-before="page"/>
      <style:text-properties officeooo:paragraph-rsid="0046b040"/>
    </style:style>
    <style:style style:name="P155" style:family="paragraph" style:parent-style-name="Heading_20_1">
      <style:paragraph-properties fo:break-before="page"/>
      <style:text-properties officeooo:paragraph-rsid="0049c74a"/>
    </style:style>
    <style:style style:name="P156" style:family="paragraph" style:parent-style-name="Heading_20_1">
      <style:paragraph-properties fo:break-before="page"/>
      <style:text-properties officeooo:paragraph-rsid="004d173d"/>
    </style:style>
    <style:style style:name="P157" style:family="paragraph" style:parent-style-name="Heading_20_1">
      <style:paragraph-properties fo:break-before="page"/>
      <style:text-properties officeooo:paragraph-rsid="0051a866"/>
    </style:style>
    <style:style style:name="P158" style:family="paragraph" style:parent-style-name="Heading_20_1">
      <style:paragraph-properties fo:break-before="page"/>
      <style:text-properties officeooo:paragraph-rsid="0058cfb0"/>
    </style:style>
    <style:style style:name="P159" style:family="paragraph" style:parent-style-name="Heading_20_2">
      <style:text-properties officeooo:paragraph-rsid="001eacd8"/>
    </style:style>
    <style:style style:name="P160" style:family="paragraph" style:parent-style-name="Heading_20_2">
      <style:paragraph-properties fo:break-before="page"/>
    </style:style>
    <style:style style:name="P161" style:family="paragraph" style:parent-style-name="Heading_20_2">
      <style:paragraph-properties fo:break-before="page"/>
      <style:text-properties officeooo:paragraph-rsid="001eacd8"/>
    </style:style>
    <style:style style:name="P162" style:family="paragraph" style:parent-style-name="Standard" style:list-style-name="L1">
      <style:text-properties officeooo:paragraph-rsid="003f715d"/>
    </style:style>
    <style:style style:name="P163" style:family="paragraph" style:parent-style-name="Standard" style:list-style-name="L1">
      <style:text-properties officeooo:rsid="003f715d" officeooo:paragraph-rsid="003fd864"/>
    </style:style>
    <style:style style:name="P164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3e5e24"/>
    </style:style>
    <style:style style:name="P165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425efc"/>
    </style:style>
    <style:style style:name="P166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41ddb1"/>
    </style:style>
    <style:style style:name="P167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458953"/>
    </style:style>
    <style:style style:name="P168" style:family="paragraph" style:parent-style-name="Standard" style:list-style-name="">
      <style:text-properties style:text-underline-style="solid" style:text-underline-width="auto" style:text-underline-color="font-color" officeooo:rsid="003fd864" officeooo:paragraph-rsid="003fd864"/>
    </style:style>
    <style:style style:name="P169" style:family="paragraph" style:parent-style-name="Standard">
      <style:text-properties style:text-underline-style="solid" style:text-underline-width="auto" style:text-underline-color="font-color" officeooo:rsid="00214c15" officeooo:paragraph-rsid="008ed62d"/>
    </style:style>
    <style:style style:name="P170" style:family="paragraph" style:parent-style-name="Standard">
      <style:text-properties style:text-underline-style="solid" style:text-underline-width="auto" style:text-underline-color="font-color" officeooo:rsid="00214c15" officeooo:paragraph-rsid="00915588"/>
    </style:style>
    <style:style style:name="P171" style:family="paragraph" style:parent-style-name="Standard">
      <style:text-properties style:text-underline-style="solid" style:text-underline-width="auto" style:text-underline-color="font-color" officeooo:rsid="00214c15" officeooo:paragraph-rsid="00935fc2"/>
    </style:style>
    <style:style style:name="P172" style:family="paragraph" style:parent-style-name="Standard">
      <style:text-properties style:text-underline-style="solid" style:text-underline-width="auto" style:text-underline-color="font-color" officeooo:rsid="0091f75d" officeooo:paragraph-rsid="0091f75d"/>
    </style:style>
    <style:style style:name="P173" style:family="paragraph" style:parent-style-name="Standard">
      <style:text-properties style:text-underline-style="solid" style:text-underline-width="auto" style:text-underline-color="font-color" officeooo:rsid="0095513c" officeooo:paragraph-rsid="0095513c"/>
    </style:style>
    <style:style style:name="P174" style:family="paragraph" style:parent-style-name="Standard" style:list-style-name="L2">
      <style:text-properties style:text-underline-style="none" officeooo:rsid="003f715d" officeooo:paragraph-rsid="003f715d"/>
    </style:style>
    <style:style style:name="P175" style:family="paragraph" style:parent-style-name="Standard" style:list-style-name="L2">
      <style:text-properties style:text-underline-style="none" officeooo:rsid="003f715d" officeooo:paragraph-rsid="0041ddb1"/>
    </style:style>
    <style:style style:name="P176" style:family="paragraph" style:parent-style-name="Standard" style:list-style-name="">
      <style:text-properties style:text-underline-style="none" officeooo:rsid="003f715d" officeooo:paragraph-rsid="003f715d"/>
    </style:style>
    <style:style style:name="P177" style:family="paragraph" style:parent-style-name="Standard" style:list-style-name="">
      <style:text-properties style:text-underline-style="none" officeooo:rsid="003f715d" officeooo:paragraph-rsid="00458953"/>
    </style:style>
    <style:style style:name="P178" style:family="paragraph" style:parent-style-name="Standard" style:list-style-name="L6">
      <style:text-properties style:text-underline-style="none" officeooo:rsid="003f715d" officeooo:paragraph-rsid="00458953"/>
    </style:style>
    <style:style style:name="P179" style:family="paragraph" style:parent-style-name="Standard" style:list-style-name="">
      <style:text-properties style:text-underline-style="none" fo:font-weight="bold" officeooo:rsid="003f715d" officeooo:paragraph-rsid="003f715d" fo:background-color="#ffff00" style:font-weight-asian="bold" style:font-weight-complex="bold"/>
    </style:style>
    <style:style style:name="P180" style:family="paragraph" style:parent-style-name="Standard" style:list-style-name="">
      <style:text-properties style:text-underline-style="none" fo:font-weight="bold" officeooo:rsid="003f715d" officeooo:paragraph-rsid="003fd864" fo:background-color="#ffff00" style:font-weight-asian="bold" style:font-weight-complex="bold"/>
    </style:style>
    <style:style style:name="P181" style:family="paragraph" style:parent-style-name="Standard" style:list-style-name="">
      <style:text-properties style:text-underline-style="none" fo:font-weight="bold" officeooo:rsid="003f715d" officeooo:paragraph-rsid="0041ddb1" fo:background-color="#ffff00" style:font-weight-asian="bold" style:font-weight-complex="bold"/>
    </style:style>
    <style:style style:name="P182" style:family="paragraph" style:parent-style-name="Standard">
      <style:text-properties style:text-underline-style="none" fo:font-weight="bold" officeooo:rsid="0051a866" officeooo:paragraph-rsid="008ed62d" fo:background-color="#ffff00" style:font-weight-asian="bold" style:font-weight-complex="bold"/>
    </style:style>
    <style:style style:name="P183" style:family="paragraph" style:parent-style-name="Standard" style:list-style-name="L3">
      <style:text-properties style:text-underline-style="none" officeooo:rsid="003fd864" officeooo:paragraph-rsid="003fd864"/>
    </style:style>
    <style:style style:name="P184" style:family="paragraph" style:parent-style-name="Standard" style:list-style-name="">
      <style:text-properties style:text-underline-style="none" officeooo:rsid="003fd864" officeooo:paragraph-rsid="003fd864"/>
    </style:style>
    <style:style style:name="P185" style:family="paragraph" style:parent-style-name="Standard" style:list-style-name="L4">
      <style:text-properties style:text-underline-style="none" officeooo:rsid="003fd864" officeooo:paragraph-rsid="003fd864"/>
    </style:style>
    <style:style style:name="P186" style:family="paragraph" style:parent-style-name="Standard" style:list-style-name="L5">
      <style:text-properties style:text-underline-style="none" officeooo:rsid="00425efc" officeooo:paragraph-rsid="00425efc"/>
    </style:style>
    <style:style style:name="P187" style:family="paragraph" style:parent-style-name="Standard" style:list-style-name="L2">
      <style:text-properties style:text-underline-style="none" officeooo:rsid="00425efc" officeooo:paragraph-rsid="00425efc"/>
    </style:style>
    <style:style style:name="P188" style:family="paragraph" style:parent-style-name="Standard" style:list-style-name="">
      <style:text-properties style:text-underline-style="none" officeooo:rsid="00425efc" officeooo:paragraph-rsid="00425efc"/>
    </style:style>
    <style:style style:name="P189" style:family="paragraph" style:parent-style-name="Standard" style:list-style-name="L6">
      <style:text-properties style:text-underline-style="none" officeooo:rsid="00458953" officeooo:paragraph-rsid="00458953"/>
    </style:style>
    <style:style style:name="P190" style:family="paragraph" style:parent-style-name="Standard" style:list-style-name="L18">
      <style:text-properties style:text-underline-style="none" officeooo:rsid="00214c15" officeooo:paragraph-rsid="0032b6a9"/>
    </style:style>
    <style:style style:name="P191" style:family="paragraph" style:parent-style-name="Standard" style:list-style-name="L18">
      <style:text-properties style:text-underline-style="none" officeooo:rsid="00214c15" officeooo:paragraph-rsid="00363cc7"/>
    </style:style>
    <style:style style:name="P192" style:family="paragraph" style:parent-style-name="Standard" style:list-style-name="L23">
      <style:text-properties style:text-underline-style="none" officeooo:rsid="00214c15" officeooo:paragraph-rsid="0046b040"/>
    </style:style>
    <style:style style:name="P193" style:family="paragraph" style:parent-style-name="Standard" style:list-style-name="L23">
      <style:text-properties style:text-underline-style="none" officeooo:rsid="00214c15" officeooo:paragraph-rsid="0049c74a"/>
    </style:style>
    <style:style style:name="P194" style:family="paragraph" style:parent-style-name="Standard" style:list-style-name="L27">
      <style:text-properties style:text-underline-style="none" officeooo:rsid="00214c15" officeooo:paragraph-rsid="004d173d"/>
    </style:style>
    <style:style style:name="P195" style:family="paragraph" style:parent-style-name="Standard" style:list-style-name="L30">
      <style:text-properties style:text-underline-style="none" officeooo:rsid="00214c15" officeooo:paragraph-rsid="0051a866"/>
    </style:style>
    <style:style style:name="P196" style:family="paragraph" style:parent-style-name="Standard" style:list-style-name="L31">
      <style:text-properties style:text-underline-style="none" officeooo:rsid="00214c15" officeooo:paragraph-rsid="00534c36"/>
    </style:style>
    <style:style style:name="P197" style:family="paragraph" style:parent-style-name="Standard" style:list-style-name="L31">
      <style:text-properties style:text-underline-style="none" officeooo:rsid="00214c15" officeooo:paragraph-rsid="0058cfb0"/>
    </style:style>
    <style:style style:name="P198" style:family="paragraph" style:parent-style-name="Standard" style:list-style-name="L36">
      <style:text-properties style:text-underline-style="none" officeooo:rsid="00214c15" officeooo:paragraph-rsid="006cb3ec"/>
    </style:style>
    <style:style style:name="P199" style:family="paragraph" style:parent-style-name="Standard" style:list-style-name="L37">
      <style:text-properties style:text-underline-style="none" officeooo:rsid="00214c15" officeooo:paragraph-rsid="006d8e6b"/>
    </style:style>
    <style:style style:name="P200" style:family="paragraph" style:parent-style-name="Standard" style:list-style-name="L37">
      <style:text-properties style:text-underline-style="none" officeooo:rsid="00214c15" officeooo:paragraph-rsid="006e9735"/>
    </style:style>
    <style:style style:name="P201" style:family="paragraph" style:parent-style-name="Standard" style:list-style-name="L38">
      <style:text-properties style:text-underline-style="none" officeooo:rsid="00214c15" officeooo:paragraph-rsid="0070b4b1"/>
    </style:style>
    <style:style style:name="P202" style:family="paragraph" style:parent-style-name="Standard" style:list-style-name="L38">
      <style:text-properties style:text-underline-style="none" officeooo:rsid="00214c15" officeooo:paragraph-rsid="007a125f"/>
    </style:style>
    <style:style style:name="P203" style:family="paragraph" style:parent-style-name="Standard" style:list-style-name="L18">
      <style:text-properties style:text-underline-style="none" officeooo:rsid="0032b6a9" officeooo:paragraph-rsid="0032b6a9"/>
    </style:style>
    <style:style style:name="P204" style:family="paragraph" style:parent-style-name="Standard" style:list-style-name="L18">
      <style:text-properties style:text-underline-style="none" officeooo:rsid="0032b6a9" officeooo:paragraph-rsid="00363cc7"/>
    </style:style>
    <style:style style:name="P205" style:family="paragraph" style:parent-style-name="Standard" style:list-style-name="L19">
      <style:text-properties style:text-underline-style="none" officeooo:rsid="003324c4" officeooo:paragraph-rsid="003324c4"/>
    </style:style>
    <style:style style:name="P206" style:family="paragraph" style:parent-style-name="Standard" style:list-style-name="L20">
      <style:text-properties style:text-underline-style="none" officeooo:rsid="003324c4" officeooo:paragraph-rsid="003324c4"/>
    </style:style>
    <style:style style:name="P207" style:family="paragraph" style:parent-style-name="Standard" style:list-style-name="L21">
      <style:text-properties style:text-underline-style="none" officeooo:rsid="00363cc7" officeooo:paragraph-rsid="00363cc7"/>
    </style:style>
    <style:style style:name="P208" style:family="paragraph" style:parent-style-name="Standard" style:list-style-name="L18">
      <style:text-properties style:text-underline-style="none" officeooo:rsid="00363cc7" officeooo:paragraph-rsid="00363cc7"/>
    </style:style>
    <style:style style:name="P209" style:family="paragraph" style:parent-style-name="Standard" style:list-style-name="L22">
      <style:text-properties style:text-underline-style="none" officeooo:rsid="003a3779" officeooo:paragraph-rsid="003a3779"/>
    </style:style>
    <style:style style:name="P210" style:family="paragraph" style:parent-style-name="Standard" style:list-style-name="L22">
      <style:text-properties style:text-underline-style="none" officeooo:rsid="003aee15" officeooo:paragraph-rsid="003aee15"/>
    </style:style>
    <style:style style:name="P211" style:family="paragraph" style:parent-style-name="Standard" style:list-style-name="L23">
      <style:text-properties style:text-underline-style="none" officeooo:rsid="0046b040" officeooo:paragraph-rsid="0046b040"/>
    </style:style>
    <style:style style:name="P212" style:family="paragraph" style:parent-style-name="Standard" style:list-style-name="L24">
      <style:text-properties style:text-underline-style="none" officeooo:rsid="0046b040" officeooo:paragraph-rsid="0046b040"/>
    </style:style>
    <style:style style:name="P213" style:family="paragraph" style:parent-style-name="Standard" style:list-style-name="L23">
      <style:text-properties style:text-underline-style="none" officeooo:rsid="0049c74a" officeooo:paragraph-rsid="0049c74a"/>
    </style:style>
    <style:style style:name="P214" style:family="paragraph" style:parent-style-name="Standard" style:list-style-name="L26">
      <style:text-properties style:text-underline-style="none" officeooo:rsid="0049c74a" officeooo:paragraph-rsid="0049c74a"/>
    </style:style>
    <style:style style:name="P215" style:family="paragraph" style:parent-style-name="Standard" style:list-style-name="L25">
      <style:text-properties style:text-underline-style="none" officeooo:rsid="004b8d53" officeooo:paragraph-rsid="004b8d53"/>
    </style:style>
    <style:style style:name="P216" style:family="paragraph" style:parent-style-name="Standard" style:list-style-name="L26">
      <style:text-properties style:text-underline-style="none" officeooo:rsid="004b8d53" officeooo:paragraph-rsid="004b8d53"/>
    </style:style>
    <style:style style:name="P217" style:family="paragraph" style:parent-style-name="Standard" style:list-style-name="L27">
      <style:text-properties style:text-underline-style="none" officeooo:rsid="004d173d" officeooo:paragraph-rsid="004d173d"/>
    </style:style>
    <style:style style:name="P218" style:family="paragraph" style:parent-style-name="Standard" style:list-style-name="L27">
      <style:text-properties style:text-underline-style="none" officeooo:rsid="004d173d" officeooo:paragraph-rsid="004e3039"/>
    </style:style>
    <style:style style:name="P219" style:family="paragraph" style:parent-style-name="Standard" style:list-style-name="L28">
      <style:text-properties style:text-underline-style="none" officeooo:rsid="004d173d" officeooo:paragraph-rsid="004e3039"/>
    </style:style>
    <style:style style:name="P220" style:family="paragraph" style:parent-style-name="Standard" style:list-style-name="L28">
      <style:text-properties style:text-underline-style="none" officeooo:rsid="004e3039" officeooo:paragraph-rsid="004e3039"/>
    </style:style>
    <style:style style:name="P221" style:family="paragraph" style:parent-style-name="Standard" style:list-style-name="L29">
      <style:text-properties style:text-underline-style="none" officeooo:rsid="00532b8f" officeooo:paragraph-rsid="00532b8f"/>
    </style:style>
    <style:style style:name="P222" style:family="paragraph" style:parent-style-name="Standard" style:list-style-name="L29">
      <style:text-properties style:text-underline-style="none" officeooo:rsid="00532b8f" officeooo:paragraph-rsid="00534c36"/>
    </style:style>
    <style:style style:name="P223" style:family="paragraph" style:parent-style-name="Standard" style:list-style-name="L30">
      <style:text-properties style:text-underline-style="none" officeooo:rsid="0051a866" officeooo:paragraph-rsid="0051a866"/>
    </style:style>
    <style:style style:name="P224" style:family="paragraph" style:parent-style-name="Standard" style:list-style-name="L31">
      <style:text-properties style:text-underline-style="none" officeooo:rsid="0054a1e0" officeooo:paragraph-rsid="0054a1e0"/>
    </style:style>
    <style:style style:name="P225" style:family="paragraph" style:parent-style-name="Standard" style:list-style-name="L31">
      <style:text-properties style:text-underline-style="none" officeooo:rsid="0054a1e0" officeooo:paragraph-rsid="0058cfb0"/>
    </style:style>
    <style:style style:name="P226" style:family="paragraph" style:parent-style-name="Standard" style:list-style-name="L32">
      <style:text-properties style:text-underline-style="none" officeooo:rsid="0054a1e0" officeooo:paragraph-rsid="0054a1e0"/>
    </style:style>
    <style:style style:name="P227" style:family="paragraph" style:parent-style-name="Standard" style:list-style-name="L32">
      <style:text-properties style:text-underline-style="none" officeooo:rsid="0056d5c3" officeooo:paragraph-rsid="0056d5c3"/>
    </style:style>
    <style:style style:name="P228" style:family="paragraph" style:parent-style-name="Standard" style:list-style-name="L31">
      <style:text-properties style:text-underline-style="none" officeooo:rsid="0058cfb0" officeooo:paragraph-rsid="0058cfb0"/>
    </style:style>
    <style:style style:name="P229" style:family="paragraph" style:parent-style-name="Standard" style:list-style-name="L34">
      <style:text-properties style:text-underline-style="none" officeooo:rsid="0058cfb0" officeooo:paragraph-rsid="005dd699"/>
    </style:style>
    <style:style style:name="P230" style:family="paragraph" style:parent-style-name="Standard" style:list-style-name="L34">
      <style:text-properties style:text-underline-style="none" officeooo:rsid="0058cfb0" officeooo:paragraph-rsid="0064cac9"/>
    </style:style>
    <style:style style:name="P231" style:family="paragraph" style:parent-style-name="Standard" style:list-style-name="L34">
      <style:text-properties style:text-underline-style="none" officeooo:rsid="0058cfb0" officeooo:paragraph-rsid="0068fa6d"/>
    </style:style>
    <style:style style:name="P232" style:family="paragraph" style:parent-style-name="Standard" style:list-style-name="L34">
      <style:text-properties style:text-underline-style="none" officeooo:rsid="0058cfb0" officeooo:paragraph-rsid="006b5247"/>
    </style:style>
    <style:style style:name="P233" style:family="paragraph" style:parent-style-name="Standard" style:list-style-name="L33">
      <style:text-properties style:text-underline-style="none" officeooo:rsid="005b5200" officeooo:paragraph-rsid="005b5200"/>
    </style:style>
    <style:style style:name="P234" style:family="paragraph" style:parent-style-name="Standard" style:list-style-name="L34">
      <style:text-properties style:text-underline-style="none" officeooo:rsid="0061b8dc" officeooo:paragraph-rsid="0061b8dc"/>
    </style:style>
    <style:style style:name="P235" style:family="paragraph" style:parent-style-name="Standard" style:list-style-name="L34">
      <style:text-properties style:text-underline-style="none" officeooo:rsid="0061b8dc" officeooo:paragraph-rsid="0064cac9"/>
    </style:style>
    <style:style style:name="P236" style:family="paragraph" style:parent-style-name="Standard" style:list-style-name="L31">
      <style:text-properties style:text-underline-style="none" officeooo:rsid="0061b8dc" officeooo:paragraph-rsid="0061b8dc"/>
    </style:style>
    <style:style style:name="P237" style:family="paragraph" style:parent-style-name="Standard" style:list-style-name="L31">
      <style:text-properties style:text-underline-style="none" officeooo:rsid="0062f5a2" officeooo:paragraph-rsid="0062f5a2"/>
    </style:style>
    <style:style style:name="P238" style:family="paragraph" style:parent-style-name="Standard" style:list-style-name="L34">
      <style:text-properties style:text-underline-style="none" officeooo:rsid="0064cac9" officeooo:paragraph-rsid="0064cac9"/>
    </style:style>
    <style:style style:name="P239" style:family="paragraph" style:parent-style-name="Standard" style:list-style-name="L34">
      <style:text-properties style:text-underline-style="none" officeooo:rsid="0068fa6d" officeooo:paragraph-rsid="0068fa6d"/>
    </style:style>
    <style:style style:name="P240" style:family="paragraph" style:parent-style-name="Standard" style:list-style-name="L34">
      <style:text-properties style:text-underline-style="none" officeooo:rsid="006928da" officeooo:paragraph-rsid="006928da"/>
    </style:style>
    <style:style style:name="P241" style:family="paragraph" style:parent-style-name="Standard" style:list-style-name="L34">
      <style:text-properties style:text-underline-style="none" officeooo:rsid="006b5247" officeooo:paragraph-rsid="006c173a"/>
    </style:style>
    <style:style style:name="P242" style:family="paragraph" style:parent-style-name="Standard" style:list-style-name="L34">
      <style:text-properties style:text-underline-style="none" officeooo:rsid="006c173a" officeooo:paragraph-rsid="006c173a"/>
    </style:style>
    <style:style style:name="P243" style:family="paragraph" style:parent-style-name="Standard" style:list-style-name="L35">
      <style:text-properties style:text-underline-style="none" officeooo:rsid="006cb3ec" officeooo:paragraph-rsid="006cb3ec"/>
    </style:style>
    <style:style style:name="P244" style:family="paragraph" style:parent-style-name="Standard" style:list-style-name="L36">
      <style:text-properties style:text-underline-style="none" officeooo:rsid="006cb3ec" officeooo:paragraph-rsid="006cb3ec"/>
    </style:style>
    <style:style style:name="P245" style:family="paragraph" style:parent-style-name="Standard" style:list-style-name="L37">
      <style:text-properties style:text-underline-style="none" officeooo:rsid="006cb3ec" officeooo:paragraph-rsid="006e9735"/>
    </style:style>
    <style:style style:name="P246" style:family="paragraph" style:parent-style-name="Standard" style:list-style-name="L38">
      <style:text-properties style:text-underline-style="none" officeooo:rsid="006cb3ec" officeooo:paragraph-rsid="007a125f"/>
    </style:style>
    <style:style style:name="P247" style:family="paragraph" style:parent-style-name="Standard" style:list-style-name="L35">
      <style:text-properties style:text-underline-style="none" officeooo:rsid="006cc57e" officeooo:paragraph-rsid="006cc57e"/>
    </style:style>
    <style:style style:name="P248" style:family="paragraph" style:parent-style-name="Standard" style:list-style-name="L37">
      <style:text-properties style:text-underline-style="none" officeooo:rsid="006d8e6b" officeooo:paragraph-rsid="006d8e6b"/>
    </style:style>
    <style:style style:name="P249" style:family="paragraph" style:parent-style-name="Standard" style:list-style-name="L37">
      <style:text-properties style:text-underline-style="none" officeooo:rsid="006e9735" officeooo:paragraph-rsid="006e9735"/>
    </style:style>
    <style:style style:name="P250" style:family="paragraph" style:parent-style-name="Standard" style:list-style-name="L38">
      <style:text-properties style:text-underline-style="none" officeooo:rsid="007384e4" officeooo:paragraph-rsid="007384e4"/>
    </style:style>
    <style:style style:name="P251" style:family="paragraph" style:parent-style-name="Standard" style:list-style-name="L38">
      <style:text-properties style:text-underline-style="none" officeooo:rsid="0070b4b1" officeooo:paragraph-rsid="0070b4b1"/>
    </style:style>
    <style:style style:name="P252" style:family="paragraph" style:parent-style-name="Standard" style:list-style-name="L38">
      <style:text-properties style:text-underline-style="none" officeooo:rsid="0076a02d" officeooo:paragraph-rsid="0076a02d"/>
    </style:style>
    <style:style style:name="P253" style:family="paragraph" style:parent-style-name="Standard" style:list-style-name="L38">
      <style:text-properties style:text-underline-style="none" officeooo:rsid="007a125f" officeooo:paragraph-rsid="007a125f"/>
    </style:style>
    <style:style style:name="P254" style:family="paragraph" style:parent-style-name="Standard" style:list-style-name="L38">
      <style:text-properties style:text-underline-style="none" officeooo:rsid="007a125f" officeooo:paragraph-rsid="007f030c"/>
    </style:style>
    <style:style style:name="P255" style:family="paragraph" style:parent-style-name="Standard" style:list-style-name="L38">
      <style:text-properties style:text-underline-style="none" officeooo:rsid="007a125f" officeooo:paragraph-rsid="008189c6"/>
    </style:style>
    <style:style style:name="P256" style:family="paragraph" style:parent-style-name="Standard" style:list-style-name="L38">
      <style:text-properties style:text-underline-style="none" officeooo:rsid="007a125f" officeooo:paragraph-rsid="00839654"/>
    </style:style>
    <style:style style:name="P257" style:family="paragraph" style:parent-style-name="Standard" style:list-style-name="L38">
      <style:text-properties style:text-underline-style="none" officeooo:rsid="007a125f" officeooo:paragraph-rsid="0084267c"/>
    </style:style>
    <style:style style:name="P258" style:family="paragraph" style:parent-style-name="Standard" style:list-style-name="L38">
      <style:text-properties style:text-underline-style="none" officeooo:rsid="007a125f" officeooo:paragraph-rsid="0085f84d"/>
    </style:style>
    <style:style style:name="P259" style:family="paragraph" style:parent-style-name="Standard" style:list-style-name="L38">
      <style:text-properties style:text-underline-style="none" officeooo:rsid="007a125f" officeooo:paragraph-rsid="008a169d"/>
    </style:style>
    <style:style style:name="P260" style:family="paragraph" style:parent-style-name="Standard" style:list-style-name="L39">
      <style:text-properties style:text-underline-style="none" fo:font-weight="normal" officeooo:rsid="007bd2f0" officeooo:paragraph-rsid="007bd2f0" fo:background-color="transparent" style:font-weight-asian="normal" style:font-weight-complex="normal"/>
    </style:style>
    <style:style style:name="P261" style:family="paragraph" style:parent-style-name="Standard" style:list-style-name="L40">
      <style:text-properties style:text-underline-style="none" officeooo:rsid="007bd2f0" officeooo:paragraph-rsid="007bd2f0"/>
    </style:style>
    <style:style style:name="P262" style:family="paragraph" style:parent-style-name="Standard" style:list-style-name="L40">
      <style:text-properties style:text-underline-style="none" officeooo:rsid="007d18a1" officeooo:paragraph-rsid="007d18a1"/>
    </style:style>
    <style:style style:name="P263" style:family="paragraph" style:parent-style-name="Standard" style:list-style-name="L38">
      <style:text-properties style:text-underline-style="none" officeooo:rsid="0080fd44" officeooo:paragraph-rsid="0080fd44"/>
    </style:style>
    <style:style style:name="P264" style:family="paragraph" style:parent-style-name="Standard" style:list-style-name="L38">
      <style:text-properties style:text-underline-style="none" officeooo:rsid="0080fd44" officeooo:paragraph-rsid="008189c6"/>
    </style:style>
    <style:style style:name="P265" style:family="paragraph" style:parent-style-name="Standard" style:list-style-name="L38">
      <style:text-properties style:text-underline-style="none" officeooo:rsid="008189c6" officeooo:paragraph-rsid="008189c6"/>
    </style:style>
    <style:style style:name="P266" style:family="paragraph" style:parent-style-name="Standard" style:list-style-name="L38">
      <style:text-properties style:text-underline-style="none" officeooo:rsid="008424dd" officeooo:paragraph-rsid="008424dd"/>
    </style:style>
    <style:style style:name="P267" style:family="paragraph" style:parent-style-name="Standard" style:list-style-name="L38">
      <style:text-properties style:text-underline-style="none" officeooo:rsid="008424dd" officeooo:paragraph-rsid="0085f84d"/>
    </style:style>
    <style:style style:name="P268" style:family="paragraph" style:parent-style-name="Standard" style:list-style-name="L38">
      <style:text-properties style:text-underline-style="none" officeooo:rsid="008424dd" officeooo:paragraph-rsid="0089d6b1"/>
    </style:style>
    <style:style style:name="P269" style:family="paragraph" style:parent-style-name="Standard" style:list-style-name="L38">
      <style:text-properties style:text-underline-style="none" officeooo:rsid="008424dd" officeooo:paragraph-rsid="008aebdb"/>
    </style:style>
    <style:style style:name="P270" style:family="paragraph" style:parent-style-name="Standard" style:list-style-name="L38">
      <style:text-properties style:text-underline-style="none" officeooo:rsid="008424dd" officeooo:paragraph-rsid="008c3d29"/>
    </style:style>
    <style:style style:name="P271" style:family="paragraph" style:parent-style-name="Standard" style:list-style-name="L38">
      <style:text-properties style:text-underline-style="none" officeooo:rsid="008424dd" officeooo:paragraph-rsid="008ed62d"/>
    </style:style>
    <style:style style:name="P272" style:family="paragraph" style:parent-style-name="Standard" style:list-style-name="L38">
      <style:text-properties style:text-underline-style="none" officeooo:rsid="008424dd" officeooo:paragraph-rsid="00915588"/>
    </style:style>
    <style:style style:name="P273" style:family="paragraph" style:parent-style-name="Standard" style:list-style-name="L38">
      <style:text-properties style:text-underline-style="none" officeooo:rsid="008424dd" officeooo:paragraph-rsid="00935fc2"/>
    </style:style>
    <style:style style:name="P274" style:family="paragraph" style:parent-style-name="Standard" style:list-style-name="L38">
      <style:text-properties style:text-underline-style="none" officeooo:rsid="00850184" officeooo:paragraph-rsid="00850184"/>
    </style:style>
    <style:style style:name="P275" style:family="paragraph" style:parent-style-name="Standard" style:list-style-name="L38">
      <style:text-properties style:text-underline-style="none" officeooo:rsid="0085f84d" officeooo:paragraph-rsid="0085f84d"/>
    </style:style>
    <style:style style:name="P276" style:family="paragraph" style:parent-style-name="Standard" style:list-style-name="L38">
      <style:text-properties style:text-underline-style="none" officeooo:rsid="0089d6b1" officeooo:paragraph-rsid="0089d6b1"/>
    </style:style>
    <style:style style:name="P277" style:family="paragraph" style:parent-style-name="Standard" style:list-style-name="L38">
      <style:text-properties style:text-underline-style="none" officeooo:rsid="008a169d" officeooo:paragraph-rsid="008a169d"/>
    </style:style>
    <style:style style:name="P278" style:family="paragraph" style:parent-style-name="Standard" style:list-style-name="L38">
      <style:text-properties style:text-underline-style="none" officeooo:rsid="008aebdb" officeooo:paragraph-rsid="008aebdb"/>
    </style:style>
    <style:style style:name="P279" style:family="paragraph" style:parent-style-name="Standard" style:list-style-name="L41">
      <style:text-properties style:text-underline-style="none" officeooo:rsid="008c3d29" officeooo:paragraph-rsid="008c3d29"/>
    </style:style>
    <style:style style:name="P280" style:family="paragraph" style:parent-style-name="Standard" style:list-style-name="L38">
      <style:text-properties style:text-underline-style="none" officeooo:rsid="008c3d29" officeooo:paragraph-rsid="008c3d29"/>
    </style:style>
    <style:style style:name="P281" style:family="paragraph" style:parent-style-name="Standard">
      <style:text-properties style:text-underline-style="none" officeooo:rsid="008c3d29" officeooo:paragraph-rsid="008c3d29"/>
    </style:style>
    <style:style style:name="P282" style:family="paragraph" style:parent-style-name="Standard">
      <style:text-properties style:text-underline-style="none" officeooo:rsid="008ed62d" officeooo:paragraph-rsid="008ed62d"/>
    </style:style>
    <style:style style:name="P283" style:family="paragraph" style:parent-style-name="Standard">
      <style:text-properties style:text-underline-style="none" officeooo:rsid="008ed62d" officeooo:paragraph-rsid="00915588"/>
    </style:style>
    <style:style style:name="P284" style:family="paragraph" style:parent-style-name="Standard">
      <style:text-properties style:text-underline-style="none" officeooo:rsid="008ed62d" officeooo:paragraph-rsid="00935fc2"/>
    </style:style>
    <style:style style:name="P285" style:family="paragraph" style:parent-style-name="Standard" style:list-style-name="L38">
      <style:text-properties style:text-underline-style="none" officeooo:rsid="008fe929" officeooo:paragraph-rsid="008fe929"/>
    </style:style>
    <style:style style:name="P286" style:family="paragraph" style:parent-style-name="Standard">
      <style:text-properties style:text-underline-style="none" officeooo:rsid="008fe929" officeooo:paragraph-rsid="008fe929"/>
    </style:style>
    <style:style style:name="P287" style:family="paragraph" style:parent-style-name="Standard">
      <style:text-properties style:text-underline-style="none" officeooo:rsid="0091f75d" officeooo:paragraph-rsid="0091f75d"/>
    </style:style>
    <style:style style:name="P288" style:family="paragraph" style:parent-style-name="Standard" style:list-style-name="L42">
      <style:text-properties style:text-underline-style="none" officeooo:rsid="0091f75d" officeooo:paragraph-rsid="0091f75d"/>
    </style:style>
    <style:style style:name="P289" style:family="paragraph" style:parent-style-name="Standard" style:list-style-name="L38">
      <style:text-properties style:text-underline-style="none" officeooo:rsid="0091f75d" officeooo:paragraph-rsid="0091f75d"/>
    </style:style>
    <style:style style:name="P290" style:family="paragraph" style:parent-style-name="Standard" style:list-style-name="L38">
      <style:text-properties style:text-underline-style="none" officeooo:rsid="0095513c" officeooo:paragraph-rsid="0095513c"/>
    </style:style>
    <style:style style:name="P291" style:family="paragraph" style:parent-style-name="Standard">
      <style:text-properties style:text-underline-style="none" officeooo:rsid="0095513c" officeooo:paragraph-rsid="0095513c"/>
    </style:style>
    <style:style style:name="P292" style:family="paragraph" style:parent-style-name="Standard" style:list-style-name="L43">
      <style:text-properties style:text-underline-style="none" officeooo:rsid="0095513c" officeooo:paragraph-rsid="0095513c"/>
    </style:style>
    <style:style style:name="P293" style:family="paragraph" style:parent-style-name="Standard" style:list-style-name="L1">
      <style:text-properties officeooo:rsid="001a23dd" officeooo:paragraph-rsid="00294f4c"/>
    </style:style>
    <style:style style:name="P294" style:family="paragraph" style:parent-style-name="Standard" style:list-style-name="L9">
      <style:text-properties officeooo:rsid="001a23dd" officeooo:paragraph-rsid="001ba5d6"/>
    </style:style>
    <style:style style:name="P295" style:family="paragraph" style:parent-style-name="Standard" style:list-style-name="L7">
      <style:text-properties officeooo:paragraph-rsid="00294f4c"/>
    </style:style>
    <style:style style:name="P296" style:family="paragraph" style:parent-style-name="Standard" style:list-style-name="L8">
      <style:text-properties officeooo:rsid="00294f4c" officeooo:paragraph-rsid="00294f4c"/>
    </style:style>
    <style:style style:name="P297" style:family="paragraph" style:parent-style-name="Standard" style:list-style-name="L9">
      <style:text-properties officeooo:rsid="002bf4ef" officeooo:paragraph-rsid="002bf4ef"/>
    </style:style>
    <style:style style:name="P298" style:family="paragraph" style:parent-style-name="Standard" style:list-style-name="L9">
      <style:text-properties officeooo:rsid="002dafb5" officeooo:paragraph-rsid="002dafb5"/>
    </style:style>
    <style:style style:name="P299" style:family="paragraph" style:parent-style-name="Standard" style:list-style-name="L10">
      <style:text-properties officeooo:rsid="002dafb5" officeooo:paragraph-rsid="002dafb5"/>
    </style:style>
    <style:style style:name="P300" style:family="paragraph" style:parent-style-name="Standard" style:list-style-name="L11">
      <style:text-properties officeooo:rsid="002dafb5" officeooo:paragraph-rsid="002dafb5"/>
    </style:style>
    <style:style style:name="P301" style:family="paragraph" style:parent-style-name="Standard" style:list-style-name="L10">
      <style:text-properties officeooo:rsid="001badb9" officeooo:paragraph-rsid="002aa776"/>
    </style:style>
    <style:style style:name="P302" style:family="paragraph" style:parent-style-name="Standard" style:list-style-name="L11">
      <style:text-properties officeooo:rsid="001badb9" officeooo:paragraph-rsid="002aa776"/>
    </style:style>
    <style:style style:name="P303" style:family="paragraph" style:parent-style-name="Standard" style:list-style-name="L11">
      <style:text-properties officeooo:rsid="001badb9" officeooo:paragraph-rsid="001badb9"/>
    </style:style>
    <style:style style:name="P304" style:family="paragraph" style:parent-style-name="Standard" style:list-style-name="L12">
      <style:text-properties officeooo:rsid="00214c15" officeooo:paragraph-rsid="0025f4cc"/>
    </style:style>
    <style:style style:name="P305" style:family="paragraph" style:parent-style-name="Standard" style:list-style-name="L12">
      <style:text-properties officeooo:rsid="00214c15" officeooo:paragraph-rsid="002eeeec"/>
    </style:style>
    <style:style style:name="P306" style:family="paragraph" style:parent-style-name="Standard" style:list-style-name="L13">
      <style:text-properties officeooo:paragraph-rsid="0025f4cc"/>
    </style:style>
    <style:style style:name="P307" style:family="paragraph" style:parent-style-name="Standard" style:list-style-name="L14">
      <style:text-properties officeooo:rsid="0025f4cc" officeooo:paragraph-rsid="0025f4cc"/>
    </style:style>
    <style:style style:name="P308" style:family="paragraph" style:parent-style-name="Standard" style:list-style-name="L15">
      <style:text-properties officeooo:rsid="0026f297" officeooo:paragraph-rsid="0027fad4"/>
    </style:style>
    <style:style style:name="P309" style:family="paragraph" style:parent-style-name="Standard" style:list-style-name="L15">
      <style:text-properties officeooo:rsid="0027fad4" officeooo:paragraph-rsid="0027fad4"/>
    </style:style>
    <style:style style:name="P310" style:family="paragraph" style:parent-style-name="Standard" style:list-style-name="L16">
      <style:text-properties officeooo:rsid="00303cd3" officeooo:paragraph-rsid="00303cd3"/>
    </style:style>
    <style:style style:name="P311" style:family="paragraph" style:parent-style-name="Standard" style:list-style-name="L17">
      <style:text-properties officeooo:rsid="00303cd3" officeooo:paragraph-rsid="00303cd3"/>
    </style:style>
    <style:style style:name="P312" style:family="paragraph" style:parent-style-name="Standard" style:list-style-name="L34">
      <style:text-properties officeooo:paragraph-rsid="0064cac9"/>
    </style:style>
    <style:style style:name="P313" style:family="paragraph" style:parent-style-name="Standard" style:list-style-name="L38">
      <style:text-properties officeooo:paragraph-rsid="007384e4"/>
    </style:style>
    <style:style style:name="P314" style:family="paragraph" style:parent-style-name="Standard">
      <style:text-properties officeooo:paragraph-rsid="008ed62d"/>
    </style:style>
    <style:style style:name="P315" style:family="paragraph" style:parent-style-name="Standard">
      <style:text-properties officeooo:paragraph-rsid="00915588"/>
    </style:style>
    <style:style style:name="P316" style:family="paragraph" style:parent-style-name="Standard">
      <style:text-properties officeooo:rsid="00915588" officeooo:paragraph-rsid="00915588"/>
    </style:style>
    <style:style style:name="P317" style:family="paragraph" style:parent-style-name="Standard">
      <style:text-properties officeooo:rsid="0091f75d" officeooo:paragraph-rsid="0091f75d"/>
    </style:style>
    <style:style style:name="P318" style:family="paragraph" style:parent-style-name="Standard">
      <style:text-properties officeooo:paragraph-rsid="0095513c"/>
    </style:style>
    <style:style style:name="P319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ed62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" style:family="text">
      <style:text-properties officeooo:rsid="001a23dd"/>
    </style:style>
    <style:style style:name="T2" style:family="text">
      <style:text-properties officeooo:rsid="001ba5d6"/>
    </style:style>
    <style:style style:name="T3" style:family="text">
      <style:text-properties officeooo:rsid="001eacd8"/>
    </style:style>
    <style:style style:name="T4" style:family="text">
      <style:text-properties officeooo:rsid="00214c15"/>
    </style:style>
    <style:style style:name="T5" style:family="text">
      <style:text-properties officeooo:rsid="0022d38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42fe0" style:font-weight-asian="bold" style:font-weight-complex="bold"/>
    </style:style>
    <style:style style:name="T8" style:family="text">
      <style:text-properties fo:font-weight="bold" officeooo:rsid="0025f4cc" style:font-weight-asian="bold" style:font-weight-complex="bold"/>
    </style:style>
    <style:style style:name="T9" style:family="text">
      <style:text-properties fo:font-weight="bold" officeooo:rsid="001badb9" style:font-weight-asian="bold" style:font-weight-complex="bold"/>
    </style:style>
    <style:style style:name="T10" style:family="text">
      <style:text-properties fo:font-weight="bold" fo:background-color="#ffff00" loext:char-shading-value="0" style:font-weight-asian="bold" style:font-weight-complex="bold"/>
    </style:style>
    <style:style style:name="T11" style:family="text">
      <style:text-properties fo:font-weight="bold" officeooo:rsid="00214c15" fo:background-color="#ffff00" loext:char-shading-value="0" style:font-weight-asian="bold" style:font-weight-complex="bold"/>
    </style:style>
    <style:style style:name="T12" style:family="text">
      <style:text-properties fo:font-weight="bold" officeooo:rsid="002f1470" fo:background-color="#ffff00" loext:char-shading-value="0" style:font-weight-asian="bold" style:font-weight-complex="bold"/>
    </style:style>
    <style:style style:name="T13" style:family="text">
      <style:text-properties fo:font-weight="bold" officeooo:rsid="00242fe0" fo:background-color="#ffff00" loext:char-shading-value="0" style:font-weight-asian="bold" style:font-weight-complex="bold"/>
    </style:style>
    <style:style style:name="T14" style:family="text">
      <style:text-properties fo:font-weight="bold" officeooo:rsid="0032b6a9" fo:background-color="#ffff00" loext:char-shading-value="0" style:font-weight-asian="bold" style:font-weight-complex="bold"/>
    </style:style>
    <style:style style:name="T15" style:family="text">
      <style:text-properties fo:font-weight="bold" officeooo:rsid="00363cc7" fo:background-color="#ffff00" loext:char-shading-value="0" style:font-weight-asian="bold" style:font-weight-complex="bold"/>
    </style:style>
    <style:style style:name="T16" style:family="text">
      <style:text-properties fo:font-weight="bold" officeooo:rsid="001a23dd" fo:background-color="#ffff00" loext:char-shading-value="0" style:font-weight-asian="bold" style:font-weight-complex="bold"/>
    </style:style>
    <style:style style:name="T17" style:family="text">
      <style:text-properties fo:font-weight="bold" officeooo:rsid="003f715d" fo:background-color="#ffff00" loext:char-shading-value="0" style:font-weight-asian="bold" style:font-weight-complex="bold"/>
    </style:style>
    <style:style style:name="T18" style:family="text">
      <style:text-properties fo:font-weight="bold" officeooo:rsid="003fd864" fo:background-color="#ffff00" loext:char-shading-value="0" style:font-weight-asian="bold" style:font-weight-complex="bold"/>
    </style:style>
    <style:style style:name="T19" style:family="text">
      <style:text-properties fo:font-weight="bold" officeooo:rsid="00458953" fo:background-color="#ffff00" loext:char-shading-value="0" style:font-weight-asian="bold" style:font-weight-complex="bold"/>
    </style:style>
    <style:style style:name="T20" style:family="text">
      <style:text-properties fo:font-weight="bold" officeooo:rsid="0046b040" fo:background-color="#ffff00" loext:char-shading-value="0" style:font-weight-asian="bold" style:font-weight-complex="bold"/>
    </style:style>
    <style:style style:name="T21" style:family="text">
      <style:text-properties fo:font-weight="bold" officeooo:rsid="0049c74a" fo:background-color="#ffff00" loext:char-shading-value="0" style:font-weight-asian="bold" style:font-weight-complex="bold"/>
    </style:style>
    <style:style style:name="T22" style:family="text">
      <style:text-properties fo:font-weight="bold" officeooo:rsid="004d173d" fo:background-color="#ffff00" loext:char-shading-value="0" style:font-weight-asian="bold" style:font-weight-complex="bold"/>
    </style:style>
    <style:style style:name="T23" style:family="text">
      <style:text-properties fo:font-weight="bold" officeooo:rsid="0051a866" fo:background-color="#ffff00" loext:char-shading-value="0" style:font-weight-asian="bold" style:font-weight-complex="bold"/>
    </style:style>
    <style:style style:name="T24" style:family="text">
      <style:text-properties fo:font-weight="bold" officeooo:rsid="00534c36" fo:background-color="#ffff00" loext:char-shading-value="0" style:font-weight-asian="bold" style:font-weight-complex="bold"/>
    </style:style>
    <style:style style:name="T25" style:family="text">
      <style:text-properties fo:font-weight="bold" officeooo:rsid="0054a1e0" fo:background-color="#ffff00" loext:char-shading-value="0" style:font-weight-asian="bold" style:font-weight-complex="bold"/>
    </style:style>
    <style:style style:name="T26" style:family="text">
      <style:text-properties officeooo:rsid="00294f4c"/>
    </style:style>
    <style:style style:name="T27" style:family="text">
      <style:text-properties officeooo:rsid="002bf4ef"/>
    </style:style>
    <style:style style:name="T28" style:family="text">
      <style:text-properties officeooo:rsid="002eeeec"/>
    </style:style>
    <style:style style:name="T29" style:family="text">
      <style:text-properties officeooo:rsid="002f1470"/>
    </style:style>
    <style:style style:name="T30" style:family="text">
      <style:text-properties officeooo:rsid="0032b6a9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officeooo:rsid="004e3039"/>
    </style:style>
    <style:style style:name="T33" style:family="text">
      <style:text-properties style:text-underline-style="solid" style:text-underline-width="auto" style:text-underline-color="font-color" officeooo:rsid="006cb3ec"/>
    </style:style>
    <style:style style:name="T34" style:family="text">
      <style:text-properties style:text-underline-style="solid" style:text-underline-width="auto" style:text-underline-color="font-color" officeooo:rsid="00214c15"/>
    </style:style>
    <style:style style:name="T35" style:family="text">
      <style:text-properties officeooo:rsid="00347619"/>
    </style:style>
    <style:style style:name="T36" style:family="text">
      <style:text-properties fo:color="#c9211e" fo:font-weight="bold" style:font-weight-asian="bold" style:font-weight-complex="bold"/>
    </style:style>
    <style:style style:name="T37" style:family="text">
      <style:text-properties fo:color="#c9211e" fo:font-weight="bold" officeooo:rsid="0032b6a9" style:font-weight-asian="bold" style:font-weight-complex="bold"/>
    </style:style>
    <style:style style:name="T38" style:family="text">
      <style:text-properties fo:color="#c9211e" fo:font-weight="bold" officeooo:rsid="003f715d" style:font-weight-asian="bold" style:font-weight-complex="bold"/>
    </style:style>
    <style:style style:name="T39" style:family="text">
      <style:text-properties fo:color="#c9211e" fo:font-weight="bold" officeooo:rsid="004d173d" style:font-weight-asian="bold" style:font-weight-complex="bold"/>
    </style:style>
    <style:style style:name="T40" style:family="text">
      <style:text-properties fo:color="#c9211e" style:text-underline-style="none" fo:font-weight="bold" officeooo:rsid="003f715d" style:font-weight-asian="bold" style:font-weight-complex="bold"/>
    </style:style>
    <style:style style:name="T41" style:family="text">
      <style:text-properties officeooo:rsid="00363cc7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officeooo:rsid="003f715d"/>
    </style:style>
    <style:style style:name="T44" style:family="text">
      <style:text-properties style:text-underline-style="none" fo:font-weight="bold" officeooo:rsid="0051a866" fo:background-color="#ffff00" loext:char-shading-value="0" style:font-weight-asian="bold" style:font-weight-complex="bold"/>
    </style:style>
    <style:style style:name="T45" style:family="text">
      <style:text-properties style:text-underline-style="none" fo:font-weight="bold" officeooo:rsid="002f1470" fo:background-color="#ffff00" loext:char-shading-value="0" style:font-weight-asian="bold" style:font-weight-complex="bold"/>
    </style:style>
    <style:style style:name="T46" style:family="text">
      <style:text-properties style:text-underline-style="none" fo:font-weight="bold" officeooo:rsid="00214c15" fo:background-color="#ffff00" loext:char-shading-value="0" style:font-weight-asian="bold" style:font-weight-complex="bold"/>
    </style:style>
    <style:style style:name="T47" style:family="text">
      <style:text-properties style:text-underline-style="none" fo:font-weight="bold" officeooo:rsid="0058cfb0" fo:background-color="#ffff00" loext:char-shading-value="0" style:font-weight-asian="bold" style:font-weight-complex="bold"/>
    </style:style>
    <style:style style:name="T48" style:family="text">
      <style:text-properties style:text-underline-style="none" fo:font-weight="bold" officeooo:rsid="00242fe0" fo:background-color="#ffff00" loext:char-shading-value="0" style:font-weight-asian="bold" style:font-weight-complex="bold"/>
    </style:style>
    <style:style style:name="T49" style:family="text">
      <style:text-properties style:text-underline-style="none" fo:font-weight="bold" officeooo:rsid="005dd699" fo:background-color="#ffff00" loext:char-shading-value="0" style:font-weight-asian="bold" style:font-weight-complex="bold"/>
    </style:style>
    <style:style style:name="T50" style:family="text">
      <style:text-properties style:text-underline-style="none" fo:font-weight="bold" officeooo:rsid="0064cac9" fo:background-color="#ffff00" loext:char-shading-value="0" style:font-weight-asian="bold" style:font-weight-complex="bold"/>
    </style:style>
    <style:style style:name="T51" style:family="text">
      <style:text-properties style:text-underline-style="none" fo:font-weight="bold" officeooo:rsid="0066b83e" fo:background-color="#ffff00" loext:char-shading-value="0" style:font-weight-asian="bold" style:font-weight-complex="bold"/>
    </style:style>
    <style:style style:name="T52" style:family="text">
      <style:text-properties style:text-underline-style="none" fo:font-weight="bold" officeooo:rsid="0068fa6d" fo:background-color="#ffff00" loext:char-shading-value="0" style:font-weight-asian="bold" style:font-weight-complex="bold"/>
    </style:style>
    <style:style style:name="T53" style:family="text">
      <style:text-properties style:text-underline-style="none" fo:font-weight="bold" officeooo:rsid="006b5247" fo:background-color="#ffff00" loext:char-shading-value="0" style:font-weight-asian="bold" style:font-weight-complex="bold"/>
    </style:style>
    <style:style style:name="T54" style:family="text">
      <style:text-properties style:text-underline-style="none" fo:font-weight="bold" officeooo:rsid="006cb3ec" fo:background-color="#ffff00" loext:char-shading-value="0" style:font-weight-asian="bold" style:font-weight-complex="bold"/>
    </style:style>
    <style:style style:name="T55" style:family="text">
      <style:text-properties style:text-underline-style="none" fo:font-weight="bold" officeooo:rsid="006d8e6b" fo:background-color="#ffff00" loext:char-shading-value="0" style:font-weight-asian="bold" style:font-weight-complex="bold"/>
    </style:style>
    <style:style style:name="T56" style:family="text">
      <style:text-properties style:text-underline-style="none" fo:font-weight="bold" officeooo:rsid="006e9735" fo:background-color="#ffff00" loext:char-shading-value="0" style:font-weight-asian="bold" style:font-weight-complex="bold"/>
    </style:style>
    <style:style style:name="T57" style:family="text">
      <style:text-properties style:text-underline-style="none" fo:font-weight="bold" officeooo:rsid="0070b4b1" fo:background-color="#ffff00" loext:char-shading-value="0" style:font-weight-asian="bold" style:font-weight-complex="bold"/>
    </style:style>
    <style:style style:name="T58" style:family="text">
      <style:text-properties style:text-underline-style="none" fo:font-weight="bold" officeooo:rsid="007a125f" fo:background-color="#ffff00" loext:char-shading-value="0" style:font-weight-asian="bold" style:font-weight-complex="bold"/>
    </style:style>
    <style:style style:name="T59" style:family="text">
      <style:text-properties style:text-underline-style="none" fo:font-weight="bold" officeooo:rsid="007bd2f0" fo:background-color="#ffff00" loext:char-shading-value="0" style:font-weight-asian="bold" style:font-weight-complex="bold"/>
    </style:style>
    <style:style style:name="T60" style:family="text">
      <style:text-properties style:text-underline-style="none" fo:font-weight="bold" officeooo:rsid="0080fd44" fo:background-color="#ffff00" loext:char-shading-value="0" style:font-weight-asian="bold" style:font-weight-complex="bold"/>
    </style:style>
    <style:style style:name="T61" style:family="text">
      <style:text-properties style:text-underline-style="none" fo:font-weight="bold" officeooo:rsid="008189c6" fo:background-color="#ffff00" loext:char-shading-value="0" style:font-weight-asian="bold" style:font-weight-complex="bold"/>
    </style:style>
    <style:style style:name="T62" style:family="text">
      <style:text-properties style:text-underline-style="none" fo:font-weight="bold" officeooo:rsid="008424dd" fo:background-color="#ffff00" loext:char-shading-value="0" style:font-weight-asian="bold" style:font-weight-complex="bold"/>
    </style:style>
    <style:style style:name="T63" style:family="text">
      <style:text-properties style:text-underline-style="none" fo:font-weight="bold" officeooo:rsid="00850184" fo:background-color="#ffff00" loext:char-shading-value="0" style:font-weight-asian="bold" style:font-weight-complex="bold"/>
    </style:style>
    <style:style style:name="T64" style:family="text">
      <style:text-properties style:text-underline-style="none" fo:font-weight="bold" officeooo:rsid="0085f84d" fo:background-color="#ffff00" loext:char-shading-value="0" style:font-weight-asian="bold" style:font-weight-complex="bold"/>
    </style:style>
    <style:style style:name="T65" style:family="text">
      <style:text-properties style:text-underline-style="none" fo:font-weight="bold" officeooo:rsid="0089d6b1" fo:background-color="#ffff00" loext:char-shading-value="0" style:font-weight-asian="bold" style:font-weight-complex="bold"/>
    </style:style>
    <style:style style:name="T66" style:family="text">
      <style:text-properties style:text-underline-style="none" fo:font-weight="bold" officeooo:rsid="008a169d" fo:background-color="#ffff00" loext:char-shading-value="0" style:font-weight-asian="bold" style:font-weight-complex="bold"/>
    </style:style>
    <style:style style:name="T67" style:family="text">
      <style:text-properties style:text-underline-style="none" fo:font-weight="bold" officeooo:rsid="008aebdb" fo:background-color="#ffff00" loext:char-shading-value="0" style:font-weight-asian="bold" style:font-weight-complex="bold"/>
    </style:style>
    <style:style style:name="T68" style:family="text">
      <style:text-properties style:text-underline-style="none" fo:font-weight="bold" officeooo:rsid="008c3d29" fo:background-color="#ffff00" loext:char-shading-value="0" style:font-weight-asian="bold" style:font-weight-complex="bold"/>
    </style:style>
    <style:style style:name="T69" style:family="text">
      <style:text-properties style:text-underline-style="none" fo:font-weight="bold" officeooo:rsid="008ed62d" fo:background-color="#ffff00" loext:char-shading-value="0" style:font-weight-asian="bold" style:font-weight-complex="bold"/>
    </style:style>
    <style:style style:name="T70" style:family="text">
      <style:text-properties style:text-underline-style="none" fo:font-weight="bold" officeooo:rsid="0091f75d" fo:background-color="#ffff00" loext:char-shading-value="0" style:font-weight-asian="bold" style:font-weight-complex="bold"/>
    </style:style>
    <style:style style:name="T71" style:family="text">
      <style:text-properties style:text-underline-style="none" fo:font-weight="bold" officeooo:rsid="00935fc2" fo:background-color="#ffff00" loext:char-shading-value="0" style:font-weight-asian="bold" style:font-weight-complex="bold"/>
    </style:style>
    <style:style style:name="T72" style:family="text">
      <style:text-properties style:text-underline-style="none" fo:font-weight="bold" officeooo:rsid="0095513c" fo:background-color="#ffff00" loext:char-shading-value="0" style:font-weight-asian="bold" style:font-weight-complex="bold"/>
    </style:style>
    <style:style style:name="T73" style:family="text">
      <style:text-properties style:text-underline-style="none" officeooo:rsid="0064cac9"/>
    </style:style>
    <style:style style:name="T74" style:family="text">
      <style:text-properties style:text-underline-style="none" officeooo:rsid="0061b8dc"/>
    </style:style>
    <style:style style:name="T75" style:family="text">
      <style:text-properties style:text-underline-style="none" officeooo:rsid="007384e4"/>
    </style:style>
    <style:style style:name="T76" style:family="text">
      <style:text-properties style:text-underline-style="none" officeooo:rsid="0075542f"/>
    </style:style>
    <style:style style:name="T77" style:family="text">
      <style:text-properties style:text-underline-style="none" officeooo:rsid="008ed62d"/>
    </style:style>
    <style:style style:name="T78" style:family="text">
      <style:text-properties style:text-underline-style="none" officeooo:rsid="008fe929"/>
    </style:style>
    <style:style style:name="T79" style:family="text">
      <style:text-properties officeooo:rsid="003aee15"/>
    </style:style>
    <style:style style:name="T80" style:family="text">
      <style:text-properties officeooo:rsid="003fd864"/>
    </style:style>
    <style:style style:name="T81" style:family="text">
      <style:text-properties officeooo:rsid="00425efc"/>
    </style:style>
    <style:style style:name="T82" style:family="text">
      <style:text-properties officeooo:rsid="00458953"/>
    </style:style>
    <style:style style:name="T83" style:family="text">
      <style:text-properties officeooo:rsid="0046b040"/>
    </style:style>
    <style:style style:name="T84" style:family="text">
      <style:text-properties officeooo:rsid="0049c74a"/>
    </style:style>
    <style:style style:name="T85" style:family="text">
      <style:text-properties officeooo:rsid="004b8d53"/>
    </style:style>
    <style:style style:name="T86" style:family="text">
      <style:text-properties officeooo:rsid="004bcbba"/>
    </style:style>
    <style:style style:name="T87" style:family="text">
      <style:text-properties officeooo:rsid="004d173d"/>
    </style:style>
    <style:style style:name="T88" style:family="text">
      <style:text-properties officeooo:rsid="004e3039"/>
    </style:style>
    <style:style style:name="T89" style:family="text">
      <style:text-properties officeooo:rsid="0051a866"/>
    </style:style>
    <style:style style:name="T90" style:family="text">
      <style:text-properties officeooo:rsid="00534c36"/>
    </style:style>
    <style:style style:name="T91" style:family="text">
      <style:text-properties officeooo:rsid="0054a1e0"/>
    </style:style>
    <style:style style:name="T92" style:family="text">
      <style:text-properties officeooo:rsid="0058cfb0"/>
    </style:style>
    <style:style style:name="T93" style:family="text">
      <style:text-properties officeooo:rsid="0064cac9"/>
    </style:style>
    <style:style style:name="T94" style:family="text">
      <style:text-properties officeooo:rsid="0068fa6d"/>
    </style:style>
    <style:style style:name="T95" style:family="text">
      <style:text-properties officeooo:rsid="006928da"/>
    </style:style>
    <style:style style:name="T96" style:family="text">
      <style:text-properties officeooo:rsid="006b5247"/>
    </style:style>
    <style:style style:name="T97" style:family="text">
      <style:text-properties officeooo:rsid="006cb3ec"/>
    </style:style>
    <style:style style:name="T98" style:family="text">
      <style:text-properties officeooo:rsid="006d8e6b"/>
    </style:style>
    <style:style style:name="T99" style:family="text">
      <style:text-properties officeooo:rsid="006e9735"/>
    </style:style>
    <style:style style:name="T100" style:family="text">
      <style:text-properties officeooo:rsid="0070b4b1"/>
    </style:style>
    <style:style style:name="T101" style:family="text">
      <style:text-properties officeooo:rsid="00756e34"/>
    </style:style>
    <style:style style:name="T102" style:family="text">
      <style:text-properties officeooo:rsid="007a125f"/>
    </style:style>
    <style:style style:name="T103" style:family="text">
      <style:text-properties officeooo:rsid="007d18a1"/>
    </style:style>
    <style:style style:name="T104" style:family="text">
      <style:text-properties officeooo:rsid="007f030c"/>
    </style:style>
    <style:style style:name="T105" style:family="text">
      <style:text-properties officeooo:rsid="0080fd44"/>
    </style:style>
    <style:style style:name="T106" style:family="text">
      <style:text-properties officeooo:rsid="008189c6"/>
    </style:style>
    <style:style style:name="T107" style:family="text">
      <style:text-properties officeooo:rsid="00839654"/>
    </style:style>
    <style:style style:name="T108" style:family="text">
      <style:text-properties officeooo:rsid="008424dd"/>
    </style:style>
    <style:style style:name="T109" style:family="text">
      <style:text-properties officeooo:rsid="0084267c"/>
    </style:style>
    <style:style style:name="T110" style:family="text">
      <style:text-properties officeooo:rsid="00850184"/>
    </style:style>
    <style:style style:name="T111" style:family="text">
      <style:text-properties officeooo:rsid="0089d6b1"/>
    </style:style>
    <style:style style:name="T112" style:family="text">
      <style:text-properties officeooo:rsid="008a169d"/>
    </style:style>
    <style:style style:name="T113" style:family="text">
      <style:text-properties officeooo:rsid="008aebdb"/>
    </style:style>
    <style:style style:name="T114" style:family="text">
      <style:text-properties officeooo:rsid="008c3d29"/>
    </style:style>
    <style:style style:name="T115" style:family="text">
      <style:text-properties officeooo:rsid="008ed62d"/>
    </style:style>
    <style:style style:name="T116" style:family="text">
      <style:text-properties officeooo:rsid="008fe929"/>
    </style:style>
    <style:style style:name="T117" style:family="text">
      <style:text-properties officeooo:rsid="0091f75d"/>
    </style:style>
    <style:style style:name="T118" style:family="text">
      <style:text-properties officeooo:rsid="00935fc2"/>
    </style:style>
    <style:style style:name="T119" style:family="text">
      <style:text-properties officeooo:rsid="009551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9" text:outline-level="2">HSK 3 – Week 1 – Lesson <text:span text:style-name="T3">1</text:span></text:h>
      <text:p text:style-name="P111"><text:span text:style-name="T17">(</text:span><text:span text:style-name="T16">一</text:span><text:span text:style-name="T17">)</text:span><text:span text:style-name="T16">边 ...</text:span><text:span text:style-name="T17"> + (</text:span><text:span text:style-name="T16">一</text:span><text:span text:style-name="T17">)</text:span><text:span text:style-name="T16">边 </text:span><text:span text:style-name="T17">+ ... </text:span><text:span text:style-name="T16">--- </text:span><text:span text:style-name="T17">yi4 bian1... + yi4 bian1 ... </text:span><text:span text:style-name="T13"><text:s/>---</text:span><text:span text:style-name="T16"> </text:span><text:span text:style-name="T17">at the same time / </text:span><text:span text:style-name="T18">simultaneously</text:span></text:p>
      <text:p text:style-name="P36">Theory:</text:p>
      <text:list xml:id="list3410089679" text:style-name="L1">
        <text:list-item>
          <text:p text:style-name="P162"><text:span text:style-name="T43">(一)边 + verb/verb phrase + (一)边 + verb/verb phrase</text:span><text:span text:style-name="T1">.</text:span></text:p>
        </text:list-item>
        <text:list-item>
          <text:p text:style-name="P163">Usually, the action that started first comes after the first 一边. </text:p>
        </text:list-item>
        <text:list-item>
          <text:p text:style-name="P163">The action following the second 一边 is sometimes slightly more important, <text:span text:style-name="T80">the first 一边 conveys background information</text:span>.</text:p>
        </text:list-item>
      </text:list>
      <text:p text:style-name="P36"/>
      <text:h text:style-name="P164" text:outline-level="2">Example:</text:h>
      <text:list xml:id="list1498807989" text:style-name="L2">
        <text:list-item>
          <text:h text:style-name="P174" text:outline-level="2">我们<text:span text:style-name="T36">(一)边</text:span>走<text:span text:style-name="T36">(一)边</text:span>说吧。</text:h>
          <text:h text:style-name="P174" text:outline-level="2">wo3 men5 (yi4) bian1 zou3 (yi4) bian1 shuo1 ba5.</text:h>
          <text:h text:style-name="P174" text:outline-level="2">Let’s talk about this whilst walking.</text:h>
          <text:h text:style-name="P174" text:outline-level="2"/>
        </text:list-item>
        <text:list-item>
          <text:h text:style-name="P174" text:outline-level="2">他<text:span text:style-name="T36">(一)边</text:span>吃饭<text:span text:style-name="T36">(一)边</text:span>听音乐。</text:h>
          <text:h text:style-name="P174" text:outline-level="2">ta1 (yi4) bian1 chi1 fan4 (yi4) bian1 ting1 yin1 yue4.</text:h>
          <text:h text:style-name="P174" text:outline-level="2">He is listening to music while eating.</text:h>
        </text:list-item>
      </text:list>
      <text:h text:style-name="P176" text:outline-level="2"/>
      <text:h text:style-name="P179" text:outline-level="2">以前 --- yi3 qian2 --- in the past / before</text:h>
      <text:h text:style-name="P168" text:outline-level="2">Example:</text:h>
      <text:list xml:id="list924045633" text:style-name="L3">
        <text:list-item>
          <text:h text:style-name="P183" text:outline-level="2"><text:span text:style-name="T38">以前</text:span>他喜欢打游戏，现在他喜欢学习。</text:h>
          <text:h text:style-name="P183" text:outline-level="2">yi3 qian2 ta1 xi3 huan5 da3 you2 xi4, xian4 zai4 ta1 xi3 huan5 xue2 xi2.</text:h>
          <text:h text:style-name="P183" text:outline-level="2">He used to like playing computer games, now he likes to study.</text:h>
          <text:h text:style-name="P183" text:outline-level="2"/>
        </text:list-item>
        <text:list-item>
          <text:h text:style-name="P183" text:outline-level="2">明天下午三点<text:span text:style-name="T38">以前</text:span>你有时间吗？</text:h>
          <text:h text:style-name="P183" text:outline-level="2">ming2 tian1 xia4 wu3 san1 dian3 yi3 qian2 ni3 you3 shi2 jian1 ma?</text:h>
          <text:h text:style-name="P183" text:outline-level="2">Do you have time tomorrow before 3 pm?</text:h>
        </text:list-item>
      </text:list>
      <text:h text:style-name="P184" text:outline-level="2"/>
      <text:h text:style-name="P180" text:outline-level="2">A 跟B (不) 一样 --- A gen1 B (bu4) yi2 yang4 --- A is (not) the same as B</text:h>
      <text:h text:style-name="P168" text:outline-level="2">Example:</text:h>
      <text:list xml:id="list1469006808" text:style-name="L4">
        <text:list-item>
          <text:h text:style-name="P185" text:outline-level="2">我的爱好<text:span text:style-name="T38">跟</text:span>你<text:span text:style-name="T38">一样</text:span>，我也喜欢打游戏。</text:h>
          <text:h text:style-name="P185" text:outline-level="2">wo3 de5 ai4 hao4 gen1 ni3 yi2 yang4, wo3 ye3 xi3 huan5 da3 you2 xi4.</text:h>
          <text:h text:style-name="P185" text:outline-level="2">My hobby is the same as yours, I also like playing computer games.</text:h>
          <text:h text:style-name="P185" text:outline-level="2"/>
        </text:list-item>
        <text:list-item>
          <text:h text:style-name="P185" text:outline-level="2">他的爱好<text:span text:style-name="T38">跟</text:span>我<text:span text:style-name="T38">不一样</text:span>，他不喜欢打游戏。</text:h>
          <text:h text:style-name="P185" text:outline-level="2">ta1 de5 ai4 hao4 gen1 wo3 bu4 yi2 yang4, ta1 bu4 xi3 huan5 da3 you2 xi4.</text:h>
          <text:h text:style-name="P185" text:outline-level="2">His hobby is not the same as mine, he does not like playing computer games.</text:h>
        </text:list-item>
      </text:list>
      <text:h text:style-name="P161" text:outline-level="2">HSK 3 – Week 1 – Lesson <text:span text:style-name="T3">2</text:span></text:h>
      <text:h text:style-name="P181" text:outline-level="2">是 ... 的 --- shi4 ... de5 --- emphasize circumstance of past events</text:h>
      <text:h text:style-name="P165" text:outline-level="2"><text:span text:style-name="T81">Theory</text:span>:</text:h>
      <text:list xml:id="list1228526430" text:style-name="L5">
        <text:list-item>
          <text:h text:style-name="P186" text:outline-level="2">This construct is used to emphasize the circumstance of past events such as when, where, how, who etc.</text:h>
        </text:list-item>
      </text:list>
      <text:h text:style-name="P166" text:outline-level="2">Example:</text:h>
      <text:list xml:id="list85526353958825" text:continue-list="list1498807989" text:style-name="L2">
        <text:list-item>
          <text:h text:style-name="P175" text:outline-level="2"><text:span text:style-name="T81">A: </text:span>他<text:span text:style-name="T36">是</text:span>从哪儿来<text:span text:style-name="T36">的</text:span><text:span text:style-name="T81">？</text:span></text:h>
          <text:h text:style-name="P187" text:outline-level="2">A: ta1 shi4 cong2 nar3 lai2 de5?</text:h>
          <text:h text:style-name="P187" text:outline-level="2">A: Where has he come from?</text:h>
          <text:h text:style-name="P175" text:outline-level="2"><text:span text:style-name="T81">B: </text:span>他<text:span text:style-name="T36">是</text:span>从美国来<text:span text:style-name="T36">的</text:span><text:span text:style-name="T81">。</text:span></text:h>
          <text:h text:style-name="P187" text:outline-level="2">B: ta1 shi4 cong2 mei3 guo2 lai2 de5.</text:h>
          <text:h text:style-name="P187" text:outline-level="2">B: He is from America.</text:h>
          <text:h text:style-name="P187" text:outline-level="2"/>
        </text:list-item>
        <text:list-item>
          <text:h text:style-name="P187" text:outline-level="2">A: 你<text:span text:style-name="T38">是</text:span>什么时候来北京<text:span text:style-name="T38">的</text:span>？</text:h>
          <text:h text:style-name="P187" text:outline-level="2">A: ni3 shi4 shen2 me5 shi2 hou5 lai2 bei3 jing1 de5?</text:h>
          <text:h text:style-name="P187" text:outline-level="2">A: When did you come to Beijing?</text:h>
          <text:h text:style-name="P187" text:outline-level="2">B: 我<text:span text:style-name="T38">是</text:span>三年以前来北京<text:span text:style-name="T38">的</text:span>。</text:h>
          <text:h text:style-name="P187" text:outline-level="2">B: wo3 shi4 san1 nian2 yi3 qian2 lai2 bei3 jing1 de.</text:h>
          <text:h text:style-name="P187" text:outline-level="2">B: I came to Beijing three years ago.</text:h>
        </text:list-item>
      </text:list>
      <text:h text:style-name="P188" text:outline-level="2"/>
      <text:h text:style-name="P177" text:outline-level="2"><text:span text:style-name="T19">verb + 着</text:span><text:span text:style-name="T10"> --- </text:span><text:span text:style-name="T19">verb + zhe5 --- indicate the continuation of a state</text:span></text:h>
      <text:h text:style-name="P167" text:outline-level="2">Example:</text:h>
      <text:list xml:id="list3287754545" text:style-name="L6">
        <text:list-item>
          <text:h text:style-name="P178" text:outline-level="2"><text:span text:style-name="T81">A: </text:span>他手里<text:span text:style-name="T36">拿着</text:span>什么<text:span text:style-name="T81">？</text:span></text:h>
          <text:h text:style-name="P189" text:outline-level="2">A: ta1 shou3 li5 na2 zhe5 shen2 me5?</text:h>
          <text:h text:style-name="P189" text:outline-level="2">A: What is he holding in his hands?</text:h>
          <text:h text:style-name="P178" text:outline-level="2"><text:span text:style-name="T82">B: </text:span>他<text:span text:style-name="T36">拿着</text:span>一张照片<text:span text:style-name="T82">。</text:span></text:h>
          <text:h text:style-name="P189" text:outline-level="2">B: ta1 na2 zhe5 yi4 zhang1 zhao4 pian4.</text:h>
          <text:h text:style-name="P189" text:outline-level="2">B: He is holding a photo. </text:h>
        </text:list-item>
      </text:list>
      <text:h text:style-name="P160" text:outline-level="2">HSK 3 – Week 1 – Lesson 3</text:h>
      <text:p text:style-name="P46"><text:span text:style-name="T6">什么 --- </text:span><text:span text:style-name="T7">shen2 me5 ---</text:span><text:span text:style-name="T6"> any; anything</text:span></text:p>
      <text:p text:style-name="P35">Theory:</text:p>
      <text:list xml:id="list85527101562813" text:continue-list="list3410089679" text:style-name="L1">
        <text:list-item>
          <text:p text:style-name="P293">什么 can refer to anything indefinite.</text:p>
        </text:list-item>
      </text:list>
      <text:p text:style-name="P35"/>
      <text:p text:style-name="P35">Example:</text:p>
      <text:list xml:id="list3598166855" text:style-name="L7">
        <text:list-item>
          <text:p text:style-name="P295"><text:span text:style-name="T1">A: 你有</text:span><text:span text:style-name="T40">什么</text:span><text:span text:style-name="T1">爱好？</text:span><text:span text:style-name="T2">(</text:span><text:span text:style-name="T1">什么 </text:span><text:span text:style-name="T2">= what)</text:span></text:p>
        </text:list-item>
      </text:list>
      <text:list xml:id="list681416518" text:style-name="L8">
        <text:list-header>
          <text:p text:style-name="P296">A: ni3 you3 shen2 me5 ai4 hao4?</text:p>
          <text:p text:style-name="P296">A: What hobbies do you have?</text:p>
        </text:list-header>
      </text:list>
      <text:p text:style-name="P1"><text:tab/>B: 我没<text:span text:style-name="T40">什么</text:span>爱好。<text:span text:style-name="T2">(</text:span>什么 <text:span text:style-name="T2">= any)</text:span></text:p>
      <text:p text:style-name="P1"><text:tab/><text:span text:style-name="T26">B: wo3 mei2 shen2 me5 ai4 hao4.</text:span></text:p>
      <text:p text:style-name="P1"><text:tab/><text:span text:style-name="T26">B: I do not have any hobbies.</text:span></text:p>
      <text:p text:style-name="P1"/>
      <text:list xml:id="list213266960" text:style-name="L9">
        <text:list-item>
          <text:p text:style-name="P294"><text:span text:style-name="T27">A: </text:span>睡觉以前你为什么还吃面条儿<text:span text:style-name="T27">？</text:span></text:p>
          <text:p text:style-name="P297">A: shui4 jiao4 yi3 qian2 ni3 wei4 shen2 me5 hai2 chi1 mian4 tiao2 er5?</text:p>
          <text:p text:style-name="P297">A: Why are you eating noodles before sleep? </text:p>
          <text:p text:style-name="P294"><text:span text:style-name="T27">B: </text:span>我饿了<text:span text:style-name="T27">，午饭我没吃</text:span><text:span text:style-name="T40">什么</text:span><text:span text:style-name="T27">东西。</text:span></text:p>
          <text:p text:style-name="P298">B: wo3 e4 le5, wu3 fan4 wo3 mei2 chi1 shen2 me5 dong1 xi1.</text:p>
          <text:p text:style-name="P298">B: I am hungry, I did not eat much for lunch.</text:p>
        </text:list-item>
      </text:list>
      <text:p text:style-name="P1"/>
      <text:p text:style-name="P47"><text:span text:style-name="T6">如果...，就...</text:span><text:span text:style-name="T9"> --- </text:span><text:span text:style-name="T7">ru2 guo3…, jiu4… --- </text:span><text:span text:style-name="T9">if; in case</text:span></text:p>
      <text:p text:style-name="P37">Example:</text:p>
      <text:list xml:id="list1522601657" text:style-name="L10">
        <text:list-item>
          <text:p text:style-name="P301"><text:span text:style-name="T40">如果</text:span>有很多时间，你<text:span text:style-name="T40">就</text:span>去哪儿旅游？</text:p>
          <text:p text:style-name="P299">ru2 guo3 you3 hen3 duo1 shi2 jian1, ni3 jiu4 qu4 nar3 lv3 you2?</text:p>
        </text:list-item>
      </text:list>
      <text:list xml:id="list4018321221" text:style-name="L11">
        <text:list-header>
          <text:p text:style-name="P302">If you have a lot of free time, where do you want to travel?</text:p>
          <text:p text:style-name="P302"/>
        </text:list-header>
        <text:list-item>
          <text:p text:style-name="P302"><text:span text:style-name="T40">如果</text:span>你想参加这个会议，<text:span text:style-name="T40">就</text:span>告诉我。</text:p>
          <text:p text:style-name="P300">ru2 guo3 ni3 xiang3 can1 jia1 zhe4 ge5 hui4 yi4, jiu4 gao4 su5 wo3.</text:p>
          <text:p text:style-name="P303">If you plan to attend this meeting, please tell me.</text:p>
        </text:list-item>
      </text:list>
      <text:h text:style-name="P149" text:outline-level="1"/>
      <text:h text:style-name="P150" text:outline-level="1">HSK 3 – Week 1 – Lesson 4</text:h>
      <text:p text:style-name="P44"><text:span text:style-name="T6">又...又... --- </text:span><text:span text:style-name="T7">you4… you4… --- </text:span><text:span text:style-name="T6">both... and …</text:span></text:p>
      <text:p text:style-name="P5">Theory:</text:p>
      <text:p text:style-name="P2">又<text:span text:style-name="T5">+adj/verb ...</text:span> 又<text:span text:style-name="T5">+adj/verb</text:span></text:p>
      <text:p text:style-name="P2"/>
      <text:p text:style-name="P5">Example:</text:p>
      <text:list xml:id="list2047533224" text:style-name="L12">
        <text:list-item>
          <text:p text:style-name="P304">这家饭馆的菜<text:span text:style-name="T40">又</text:span>便宜<text:span text:style-name="T40">又</text:span>好吃。</text:p>
        </text:list-item>
      </text:list>
      <text:p text:style-name="P3"><text:tab/>zhe4 jia1 fang4 guan3 de5 cai4 you4 pian4 yi5 you4 hao3 chi1</text:p>
      <text:p text:style-name="P50"><text:tab/>This restaurant has both delicious food and a cheap price.</text:p>
      <text:p text:style-name="P50"/>
      <text:list xml:id="list2631473094" text:style-name="L13">
        <text:list-item>
          <text:p text:style-name="P306"><text:span text:style-name="T4">那个商店东西</text:span><text:span text:style-name="T40">又</text:span><text:span text:style-name="T4">贵</text:span><text:span text:style-name="T5">，环境</text:span><text:span text:style-name="T40">又</text:span><text:span text:style-name="T5">不好。</text:span></text:p>
        </text:list-item>
      </text:list>
      <text:p text:style-name="P3"><text:tab/>na4 ge5 shang1 dian4 dong1 xi5 you4 gui4, huan2 jing4 you4 bu4 hao3. </text:p>
      <text:p text:style-name="P50"><text:tab/>That market has both expensive products and a bad environment.</text:p>
      <text:p text:style-name="P2"/>
      <text:p text:style-name="P45"><text:span text:style-name="T6">越...越... --- </text:span><text:span text:style-name="T8">yue4... yue4... --- the more... the more…</text:span></text:p>
      <text:p text:style-name="P38">Example:</text:p>
      <text:list xml:id="list3331800921" text:style-name="L14">
        <text:list-item>
          <text:p text:style-name="P307">中文<text:span text:style-name="T40">越</text:span>学<text:span text:style-name="T40">越</text:span>难，但是也<text:span text:style-name="T40">越</text:span>学<text:span text:style-name="T40">越</text:span>有意思。</text:p>
        </text:list-item>
      </text:list>
      <text:p text:style-name="P48"><text:tab/>zhong1 wen2 yue4 xue2 yue4 nan2, dan4 shi4 ye3 yue4 xue2 yue4 you3 yi4 si5.</text:p>
      <text:p text:style-name="P49"><text:tab/>Chinese is becoming harder and harder, but learning Chinese is becoming more and more <text:tab/>interesting.</text:p>
      <text:p text:style-name="P49"/>
      <text:list xml:id="list2532176169" text:style-name="L15">
        <text:list-item>
          <text:p text:style-name="P308">我<text:span text:style-name="T40">越</text:span>听<text:span text:style-name="T40">越</text:span>不知道他想说什么。</text:p>
          <text:p text:style-name="P309">wo3 yue4 ting1 yue4 bu4 zhi1 dao4 ta1 xiang3 shuo1 shen2 me5. </text:p>
          <text:p text:style-name="P309">I become more and more confused about what he is talking about.</text:p>
        </text:list-item>
      </text:list>
      <text:p text:style-name="P49"/>
      <text:p text:style-name="P49"/>
      <text:h text:style-name="P151" text:outline-level="1">HSK 3 – Week 1 – Lesson <text:span text:style-name="T28">5</text:span></text:h>
      <text:p text:style-name="P52"><text:span text:style-name="T11">不怎么 </text:span><text:span text:style-name="T12">+ verb/adj </text:span><text:span text:style-name="T11">--- </text:span><text:span text:style-name="T12">bu4 zen3 me5</text:span><text:span text:style-name="T13"> --- </text:span><text:span text:style-name="T12">not very</text:span></text:p>
      <text:p text:style-name="P6">Example:</text:p>
      <text:list xml:id="list85526263452829" text:continue-list="list2047533224" text:style-name="L12">
        <text:list-item>
          <text:p text:style-name="P305"><text:span text:style-name="T29">A: </text:span>周末我们一起去爬山怎么样<text:span text:style-name="T29">？</text:span></text:p>
        </text:list-item>
      </text:list>
      <text:p text:style-name="P4"><text:tab/><text:span text:style-name="T29">A: zhou1 mo4 wo3 men5 yi4 qi3 qu4 pa2 shan1 zen3 me5 yang4?</text:span></text:p>
      <text:p text:style-name="P52"><text:span text:style-name="T5"><text:tab/></text:span><text:span text:style-name="T29">A: How about we go mountain climbing on the weekend?</text:span></text:p>
      <text:p text:style-name="P51"><text:tab/><text:span text:style-name="T29">B: </text:span>我<text:span text:style-name="T40">不怎么</text:span>喜欢爬山<text:span text:style-name="T29">。爬山太累了。</text:span></text:p>
      <text:p text:style-name="P51"><text:tab/><text:span text:style-name="T29">B: wo3 bu4 zen3 me5 xi3 huan5 pa2 shan1. pa2 shan1 tai4 lei4 le5.</text:span></text:p>
      <text:p text:style-name="P51"/>
      <text:list xml:id="list2192097434" text:style-name="L16">
        <text:list-item>
          <text:p text:style-name="P310">A: 那个地方的环境好不好？</text:p>
          <text:p text:style-name="P310">A: na4 ge5 di4 fang5 de5 huan2 jing4 hao3 bu5 hao3?</text:p>
          <text:p text:style-name="P310">A: Does there have <text:s/>a good environment?</text:p>
          <text:p text:style-name="P310">B: 我认为<text:span text:style-name="T40">不怎么</text:span>好。</text:p>
          <text:p text:style-name="P310">B: wo3 ren4 wei2 bu4 zen3 me5 hao3.</text:p>
          <text:p text:style-name="P310">B: I think not very good.</text:p>
          <text:p text:style-name="P310"/>
        </text:list-item>
      </text:list>
      <text:p text:style-name="P54">除了... ，还/也... --- chu2 le5... , hai2/ye3 ... --- besides</text:p>
      <text:p text:style-name="P39">Example:</text:p>
      <text:list xml:id="list788621055" text:style-name="L17">
        <text:list-item>
          <text:p text:style-name="P311">A: <text:span text:style-name="T40">除了</text:span>听音乐，你<text:span text:style-name="T40">还</text:span>有什么爱好？</text:p>
          <text:p text:style-name="P311">A: chu2 le5 ting1 yin1 yue4, ni3 hai2 you3 shen2 me5 ai4 hao4?</text:p>
          <text:p text:style-name="P311">A: Besides listening to music, what other hobbies do you have?</text:p>
          <text:p text:style-name="P311">B: 我还喜欢旅游。</text:p>
          <text:p text:style-name="P311">B: wo3 hai2 xi3 huan5 lv3 you2.</text:p>
          <text:p text:style-name="P311">B: I also like travelling.</text:p>
          <text:p text:style-name="P311"/>
        </text:list-item>
        <text:list-item>
          <text:p text:style-name="P311"><text:span text:style-name="T40">除了</text:span>英语，我<text:span text:style-name="T40">也</text:span>会说一点儿汉语。</text:p>
        </text:list-item>
      </text:list>
      <text:p text:style-name="P53"><text:tab/>chu2 le5 ying1 yu3, wo3 ye3 hui4 shuo1 yi4 dianr3 han4 yu3.</text:p>
      <text:p text:style-name="P53"><text:tab/>Besides English, I can speak a little Chinese as well. </text:p>
      <text:p text:style-name="P53"/>
      <text:p text:style-name="P53"/>
      <text:h text:style-name="P152" text:outline-level="1">HSK 3 – Week <text:span text:style-name="T30">2</text:span> – Lesson <text:span text:style-name="T30">1</text:span></text:h>
      <text:p text:style-name="P56"><text:span text:style-name="T14">verb +下来</text:span><text:span text:style-name="T12"> </text:span><text:span text:style-name="T11">--- </text:span><text:span text:style-name="T14">verb +xia4 lai5 </text:span><text:span text:style-name="T13">--- </text:span><text:span text:style-name="T14">verb + down</text:span></text:p>
      <text:p text:style-name="P7">Example:</text:p>
      <text:list xml:id="list4164597125" text:style-name="L18">
        <text:list-item>
          <text:p text:style-name="P190">请大家<text:span text:style-name="T38">座下来</text:span><text:span text:style-name="T30">。</text:span></text:p>
          <text:p text:style-name="P203">qing3 da4 jia1 zuo4 xia4 lai5.</text:p>
          <text:p text:style-name="P203">Please sit down quickly.</text:p>
          <text:p text:style-name="P203"/>
        </text:list-item>
        <text:list-item>
          <text:p text:style-name="P190">我应该<text:span text:style-name="T38">写下来</text:span><text:span text:style-name="T30">。</text:span></text:p>
          <text:p text:style-name="P203">wo3 ying1 gai1 xie3 xia4 lai5.</text:p>
          <text:p text:style-name="P203">I should write this down.</text:p>
          <text:p text:style-name="P203"/>
        </text:list-item>
      </text:list>
      <text:p text:style-name="P58">又 / 再 --- you4 / <text:span text:style-name="T35">zai4</text:span>--- again</text:p>
      <text:p text:style-name="P57"><text:span text:style-name="T31">Theory</text:span>:</text:p>
      <text:list xml:id="list2580891085" text:style-name="L19">
        <text:list-item>
          <text:p text:style-name="P205">to indication repetition or continuation</text:p>
        </text:list-item>
        <text:list-item>
          <text:p text:style-name="P205">又 →<text:span text:style-name="T35"> for past actions</text:span></text:p>
        </text:list-item>
        <text:list-item>
          <text:p text:style-name="P205">再 →<text:span text:style-name="T35"> for future actions</text:span></text:p>
        </text:list-item>
      </text:list>
      <text:p text:style-name="P57"><text:span text:style-name="T31">Example</text:span>:</text:p>
      <text:list xml:id="list740257759" text:style-name="L20">
        <text:list-item>
          <text:p text:style-name="P206">你知道吗？他<text:span text:style-name="T36">又</text:span>结婚了。</text:p>
          <text:p text:style-name="P206">ni3 zhi1 dao4 ma5? ta1 you4 jie2 hun1 le.</text:p>
          <text:p text:style-name="P206">Did you know? He is getting married again.</text:p>
          <text:p text:style-name="P206"/>
        </text:list-item>
        <text:list-item>
          <text:p text:style-name="P206">三年以前我去过上海，去年我<text:span text:style-name="T36">又</text:span>去了一次，明年我想<text:span text:style-name="T36">再</text:span>去一次。</text:p>
          <text:p text:style-name="P206">san1 nian2 yi3 qian2 wo3 qu4 guo5 shang4 hai3, qu4 nian2 wo3 you4 qu4 le5 yi2 ci4, ming2 nian2 wo3 xiang3 zai4 qu4 yi2 ci4.</text:p>
        </text:list-item>
      </text:list>
      <text:p text:style-name="P57"/>
      <text:p text:style-name="P57"/>
      <text:p text:style-name="P57"/>
      <text:h text:style-name="P153" text:outline-level="1">HSK 3 – Week <text:span text:style-name="T30">2</text:span> – Lesson <text:span text:style-name="T41">2</text:span></text:h>
      <text:p text:style-name="P110"><text:span text:style-name="T14">根据</text:span><text:span text:style-name="T12"> </text:span><text:span text:style-name="T11">--- </text:span><text:span text:style-name="T15">gen1 ju4</text:span><text:span text:style-name="T14"> </text:span><text:span text:style-name="T13">--- </text:span><text:span text:style-name="T15">basis / on the basis of</text:span></text:p>
      <text:p text:style-name="P40">Theory:</text:p>
      <text:list xml:id="list1172324163" text:style-name="L21">
        <text:list-item>
          <text:p text:style-name="P207"><text:span text:style-name="T30">根据 </text:span>can be used as noun or as preposition</text:p>
          <text:p text:style-name="P207"/>
        </text:list-item>
      </text:list>
      <text:p text:style-name="P8">Example:</text:p>
      <text:list xml:id="list85527405873109" text:continue-list="list4164597125" text:style-name="L18">
        <text:list-item>
          <text:p text:style-name="P191"><text:span text:style-name="T30">他说的话没有</text:span><text:span text:style-name="T37">根据</text:span><text:span text:style-name="T30">。</text:span></text:p>
          <text:p text:style-name="P208">ta1 shuo1 de5 hua4 mei2 you3 gen1 ju4.</text:p>
          <text:p text:style-name="P204"><text:span text:style-name="T41">His words have no basis to support (used as noun)</text:span>.</text:p>
          <text:p text:style-name="P204"/>
        </text:list-item>
        <text:list-item>
          <text:p text:style-name="P204">爸爸总是<text:span text:style-name="T36">根据</text:span>季节选择旅游的地方.</text:p>
          <text:p text:style-name="P208">ba4 ba5 zong3 shi4 gen1 ju4 ji4 jie2 xuan3 ze2 lv3 you2 de5 di4 fang5.</text:p>
          <text:p text:style-name="P208">My father always chooses places for a trip based on seasons. </text:p>
        </text:list-item>
      </text:list>
      <text:p text:style-name="P75"/>
      <text:p text:style-name="P60">verb + 起来 --- verb + qi3 lai5 --- used after a verb to indicate estimation</text:p>
      <text:p text:style-name="P76">Example:</text:p>
      <text:list xml:id="list1417417657" text:style-name="L22">
        <text:list-item>
          <text:p text:style-name="P209">这个菜看<text:span text:style-name="T36">起来</text:span>很漂亮。</text:p>
          <text:p text:style-name="P209">zhe4 ge5 cai4 kan4 qi3 lai5 hen3 piao4 liang5.</text:p>
          <text:p text:style-name="P209">This dish looks very pretty.</text:p>
          <text:p text:style-name="P209"/>
        </text:list-item>
        <text:list-item>
          <text:p text:style-name="P209">他的车开<text:span text:style-name="T36">起来</text:span>有点儿慢。</text:p>
          <text:p text:style-name="P209">ta1 de5 che1 kai1 qi3 lai5 you3 dianr3 man4.</text:p>
          <text:p text:style-name="P209">It’s a bit slow to drive his car.</text:p>
          <text:p text:style-name="P209"/>
        </text:list-item>
        <text:list-item>
          <text:p text:style-name="P209">这个房子主<text:span text:style-name="T36">起来</text:span>不舒服。</text:p>
          <text:p text:style-name="P209">zhe4 ge5 fang2 zi5 zhu4 qi3 lai5 bu4 shu1 fu5.</text:p>
          <text:p text:style-name="P209">This house is not comfortable to live in. </text:p>
          <text:p text:style-name="P209"/>
        </text:list-item>
        <text:list-item>
          <text:p text:style-name="P209">说<text:span text:style-name="T36">起来</text:span>容易做<text:span text:style-name="T36">起来</text:span>难<text:span text:style-name="T79">！</text:span></text:p>
          <text:p text:style-name="P210">shuo1 qi3 lai5 rong2 yi4 zuo4 qi3 lai5 nan!</text:p>
          <text:p text:style-name="P210">Easier said than done.</text:p>
        </text:list-item>
      </text:list>
      <text:p text:style-name="P77"/>
      <text:p text:style-name="P77"/>
      <text:p text:style-name="P77"/>
      <text:h text:style-name="P154" text:outline-level="1">HSK 3 – Week <text:span text:style-name="T30">2</text:span> – Lesson <text:span text:style-name="T83">3</text:span></text:h>
      <text:p text:style-name="P112"><text:span text:style-name="T14">应该</text:span><text:span text:style-name="T12"> </text:span><text:span text:style-name="T11">--- </text:span><text:span text:style-name="T20">ying1 gai1</text:span><text:span text:style-name="T14"> </text:span><text:span text:style-name="T13">--- </text:span><text:span text:style-name="T20">should / ought to</text:span></text:p>
      <text:p text:style-name="P9">Example:</text:p>
      <text:list xml:id="list16435783" text:style-name="L23">
        <text:list-item>
          <text:p text:style-name="P192">他学了两个小时了，<text:span text:style-name="T36">应该</text:span>很累了。</text:p>
          <text:p text:style-name="P211">ta1 xue2 le5 liang3 ge4 xiao3 shi2 le5, ying1 gai1 hen3 lei4 le5.</text:p>
          <text:p text:style-name="P211">He has been studying for 2 hours, he ought to be very tired.</text:p>
          <text:p text:style-name="P211"/>
        </text:list-item>
        <text:list-item>
          <text:p text:style-name="P192"><text:span text:style-name="T83">A: </text:span>这次考试会不会很难？</text:p>
          <text:p text:style-name="P211">A: zhe4 ci4 kao3 shi4 hui4 bu5 hui4 hen3 nan2?</text:p>
          <text:p text:style-name="P211">A: Will this test be very hard?</text:p>
          <text:p text:style-name="P192"><text:span text:style-name="T83">B: </text:span><text:span text:style-name="T36">应该</text:span>不会很难。</text:p>
          <text:p text:style-name="P211">B: ying1 gai1 bu2 hui4 hen3 nan2.</text:p>
          <text:p text:style-name="P211">B: The test should not be very hard.</text:p>
          <text:p text:style-name="P211"/>
        </text:list-item>
      </text:list>
      <text:p text:style-name="P61">一会儿 + verb --- yi2 huir4 + verb --- (do something) in a moment</text:p>
      <text:p text:style-name="P78"><text:span text:style-name="T31">Example</text:span>:</text:p>
      <text:list xml:id="list4035963256" text:style-name="L24">
        <text:list-item>
          <text:p text:style-name="P212">我们<text:span text:style-name="T36">一会儿</text:span>见!</text:p>
          <text:p text:style-name="P212">wo3 men5 yi2 huir4 jian4!</text:p>
          <text:p text:style-name="P212">Let’s meet up in a moment.</text:p>
          <text:p text:style-name="P212"/>
        </text:list-item>
        <text:list-item>
          <text:p text:style-name="P212">我<text:span text:style-name="T36">一会儿</text:span>要去跑步，你去不去？</text:p>
          <text:p text:style-name="P212">wo3 yi2 huir4 yao4 qu4 pao3 bu4, ni3 qu4 bu5 qu4?</text:p>
          <text:p text:style-name="P212">I’m going to jog in a moment, do you want to come?</text:p>
        </text:list-item>
      </text:list>
      <text:p text:style-name="P78"/>
      <text:h text:style-name="P155" text:outline-level="1">HSK 3 – Week <text:span text:style-name="T30">2</text:span> – Lesson <text:span text:style-name="T84">4</text:span></text:h>
      <text:p text:style-name="P113"><text:span text:style-name="T14">向</text:span><text:span text:style-name="T12"> </text:span><text:span text:style-name="T11">--- </text:span><text:span text:style-name="T21">xiang4</text:span><text:span text:style-name="T14"> </text:span><text:span text:style-name="T13">--- </text:span><text:span text:style-name="T21">to / towards</text:span></text:p>
      <text:p text:style-name="P10">Example:</text:p>
      <text:list xml:id="list85527722919639" text:continue-list="list16435783" text:style-name="L23">
        <text:list-item>
          <text:p text:style-name="P193"><text:span text:style-name="T39">向</text:span>你的家人问好！</text:p>
          <text:p text:style-name="P213">xiang4 ni3 de5 jia1 ren2 wen4 hao3!</text:p>
          <text:p text:style-name="P213">To make a greeting towards your family.</text:p>
          <text:p text:style-name="P213"/>
        </text:list-item>
        <text:list-item>
          <text:p text:style-name="P193">我应该<text:span text:style-name="T39">向</text:span>你学习。</text:p>
          <text:p text:style-name="P213">wo3 ying1 gai1 xiang4 ni3 xue2 xi2.</text:p>
          <text:p text:style-name="P213">I shall learn from you.</text:p>
        </text:list-item>
      </text:list>
      <text:p text:style-name="P79"/>
      <text:p text:style-name="P59">离合词 --- li2 he2 ci2 --- separable words</text:p>
      <text:p text:style-name="P79">Theory:</text:p>
      <text:list xml:id="list3859781101" text:style-name="L25">
        <text:list-item>
          <text:p text:style-name="P215">for some words, the two characters need to be separated</text:p>
        </text:list-item>
      </text:list>
      <text:p text:style-name="P79"/>
      <text:p text:style-name="P79">Example:</text:p>
      <text:list xml:id="list1616820087" text:style-name="L26">
        <text:list-item>
          <text:p text:style-name="P214">我想<text:span text:style-name="T39">请</text:span>三天<text:span text:style-name="T39">假</text:span><text:span text:style-name="T85">。</text:span></text:p>
          <text:p text:style-name="P216">wo3 xiang3 qing3 san1 tian1 jia4.</text:p>
          <text:p text:style-name="P216">I want to take three days off.</text:p>
        </text:list-item>
        <text:list-item>
          <text:p text:style-name="P214">没有人<text:span text:style-name="T39">帮</text:span>他的<text:span text:style-name="T39">忙</text:span><text:span text:style-name="T85">。</text:span></text:p>
          <text:p text:style-name="P216">mei2 you3 ren2 bang1 ta1 de5 mang2.</text:p>
          <text:p text:style-name="P216">No one help him.</text:p>
        </text:list-item>
        <text:list-item>
          <text:p text:style-name="P214">清<text:span text:style-name="T39">帮</text:span>帮<text:span text:style-name="T39">忙</text:span>!</text:p>
          <text:p text:style-name="P216">qing3 bang1 bang5 mang2!</text:p>
          <text:p text:style-name="P216">Please help.</text:p>
          <text:p text:style-name="P216"/>
        </text:list-item>
        <text:list-item>
          <text:p text:style-name="P216">睡觉<text:span text:style-name="T86">：睡一会儿觉 (shui4 yi2 huir4 jiao4) to take a nap</text:span></text:p>
        </text:list-item>
        <text:list-item>
          <text:p text:style-name="P216">游泳<text:span text:style-name="T86">：游半个小时泳 (you2 ban4 ge5 xiao3 shi2 yong3) to swim for half an hour</text:span></text:p>
        </text:list-item>
        <text:list-item>
          <text:p text:style-name="P216">结婚<text:span text:style-name="T86">：结三次婚 (jie2 san1 ci4 hun1) to marry for three times</text:span></text:p>
        </text:list-item>
        <text:list-item>
          <text:p text:style-name="P216">唱歌<text:span text:style-name="T86">：唱唱歌 (chang4 chang5 ge1) to sing</text:span></text:p>
        </text:list-item>
        <text:list-item>
          <text:p text:style-name="P216">跳舞<text:span text:style-name="T86">：跳跳舞 (tiao4 tiao5 wu3) to dance</text:span></text:p>
        </text:list-item>
        <text:list-item>
          <text:p text:style-name="P216">跑步<text:span text:style-name="T86">：跑跑步 (pao3 pao5 bu4) to jog</text:span></text:p>
        </text:list-item>
        <text:list-item>
          <text:p text:style-name="P216">说话<text:span text:style-name="T86">：说说话 (shuo1 shuo5 hua4) to talk</text:span></text:p>
        </text:list-item>
      </text:list>
      <text:p text:style-name="P79"/>
      <text:p text:style-name="P79"/>
      <text:h text:style-name="P156" text:outline-level="1">HSK 3 – Week <text:span text:style-name="T30">2</text:span> – Lesson <text:span text:style-name="T87">5</text:span></text:h>
      <text:p text:style-name="P114"><text:span text:style-name="T22">(sth good), 就是 (sth bad)</text:span><text:span text:style-name="T12"> </text:span><text:span text:style-name="T11">--- </text:span><text:span text:style-name="T22">jiu4 shi4</text:span><text:span text:style-name="T14"> </text:span><text:span text:style-name="T13">--- </text:span><text:span text:style-name="T22">(sth. good), but (sth bad)</text:span></text:p>
      <text:p text:style-name="P11">Example:</text:p>
      <text:list xml:id="list3422567292" text:style-name="L27">
        <text:list-item>
          <text:p text:style-name="P194">这件衣服非常漂亮<text:span text:style-name="T87">，</text:span><text:span text:style-name="T39">就是</text:span><text:span text:style-name="T87">太贵了。</text:span></text:p>
          <text:p text:style-name="P217">zhe4 jian4 yi1 fu5 fei1 chang2 piao4 liang5, jiu4 shi4 tai4 gui4 le5.</text:p>
          <text:p text:style-name="P217">This dress is very pretty, but too expensive.</text:p>
          <text:p text:style-name="P217"/>
        </text:list-item>
        <text:list-item>
          <text:p text:style-name="P194">我对学习中文感兴趣<text:span text:style-name="T87">，</text:span><text:span text:style-name="T39">就是</text:span><text:span text:style-name="T87">没时间。</text:span></text:p>
          <text:p text:style-name="P217">wo3 dui4 xue2 xi2 zhong1 wen2 gan3 xing4 qu4, jiu4 shi4 mei2 shi2 jian1.</text:p>
          <text:p text:style-name="P218">I am interested in learning Chinese, but I don’t have time.</text:p>
        </text:list-item>
      </text:list>
      <text:p text:style-name="P82"/>
      <text:p text:style-name="P62">只有... 才 --- zhi3 you3 ... cai2 --- only if ... will ... </text:p>
      <text:p text:style-name="P82"><text:span text:style-name="T32">Example</text:span><text:span text:style-name="T88">:</text:span></text:p>
      <text:list xml:id="list256552821" text:style-name="L28">
        <text:list-item>
          <text:p text:style-name="P219"><text:span text:style-name="T36">只有</text:span>吃药<text:span text:style-name="T88">，你的病</text:span><text:span text:style-name="T36">才</text:span><text:span text:style-name="T88">会好起来。</text:span></text:p>
          <text:p text:style-name="P220">zhi3 you3 chi1 yao4, ni3 de5 bing4 cai2 hui4 hao3 qi3 lai5.</text:p>
          <text:p text:style-name="P220">Only if you take some medicine, will you get better soon.</text:p>
          <text:p text:style-name="P220"/>
        </text:list-item>
        <text:list-item>
          <text:p text:style-name="P219"><text:span text:style-name="T36">只有</text:span>经常复习<text:span text:style-name="T88">，</text:span><text:span text:style-name="T36">才</text:span><text:span text:style-name="T88">能记得这些生词。</text:span></text:p>
          <text:p text:style-name="P220">zhi3 you3 jing1 chang2 fu4 xi2, cai2 neng2 ji4 de5 zhe4 xie5 sheng1 ci2.</text:p>
          <text:p text:style-name="P220">Only if you review them frequently will you remember these new words.</text:p>
        </text:list-item>
      </text:list>
      <text:p text:style-name="P80"/>
      <text:p text:style-name="P80"/>
      <text:p text:style-name="P80"/>
      <text:h text:style-name="P157" text:outline-level="1">HSK 3 – Week <text:span text:style-name="T89">3</text:span> – Lesson <text:span text:style-name="T89">1</text:span></text:h>
      <text:p text:style-name="P115"><text:span text:style-name="T23">A 或者B</text:span><text:span text:style-name="T12"> </text:span><text:span text:style-name="T11">--- </text:span><text:span text:style-name="T23">huo4 zhe3</text:span><text:span text:style-name="T14"> </text:span><text:span text:style-name="T13">--- </text:span><text:span text:style-name="T23">A or B</text:span></text:p>
      <text:p text:style-name="P41">Theory:</text:p>
      <text:list xml:id="list3288378971" text:style-name="L29">
        <text:list-item>
          <text:p text:style-name="P221">When using questions, <text:span text:style-name="T4">或者 </text:span>cannot be used. Instead use 还是 which also means or.</text:p>
          <text:p text:style-name="P221"/>
        </text:list-item>
      </text:list>
      <text:p text:style-name="P12">Example:</text:p>
      <text:list xml:id="list1510960459" text:style-name="L30">
        <text:list-item>
          <text:p text:style-name="P195"><text:span text:style-name="T89">A: </text:span>你想喝什么<text:span text:style-name="T89">？</text:span></text:p>
          <text:p text:style-name="P223">A: ni3 xiang3 he1 shen2 me5?</text:p>
          <text:p text:style-name="P223">A: What do you want to drink?</text:p>
          <text:p text:style-name="P195"><text:span text:style-name="T89">B: </text:span>茶或者咖啡都可以<text:span text:style-name="T89">。</text:span></text:p>
          <text:p text:style-name="P223">B: cha2 huo4 zhe4 ka1 fei1 dou1 ke3 yi3.</text:p>
          <text:p text:style-name="P223">B: Tea or coffee is fine.</text:p>
          <text:p text:style-name="P223"/>
        </text:list-item>
        <text:list-item>
          <text:p text:style-name="P223">A: 我应该什么时候去看你？</text:p>
          <text:p text:style-name="P223">A: wo3 ying1 gai1 shen2 me5 shi2 hou5 qu4 kan4 ni3?</text:p>
          <text:p text:style-name="P223">A: When should I go visit you?</text:p>
          <text:p text:style-name="P223">B: 周六或者周日都行。</text:p>
          <text:p text:style-name="P223">B: zhou1 liu4 huo4 zhe3 zhou1 ri4 dou1 xing2.</text:p>
          <text:p text:style-name="P223">B: Saturday or Sunday is fine.</text:p>
          <text:p text:style-name="P223"/>
        </text:list-item>
      </text:list>
      <text:p text:style-name="P116"><text:span text:style-name="T24">time word +</text:span><text:span text:style-name="T23"> 才 </text:span><text:span text:style-name="T24">+ v/vp</text:span><text:span text:style-name="T12"> </text:span><text:span text:style-name="T11">--- </text:span><text:span text:style-name="T24">cai2</text:span><text:span text:style-name="T14"> </text:span><text:span text:style-name="T13">--- </text:span><text:span text:style-name="T23">A or B</text:span></text:p>
      <text:p text:style-name="P42">Theory:</text:p>
      <text:list xml:id="list85526348085583" text:continue-list="list3288378971" text:style-name="L29">
        <text:list-item>
          <text:p text:style-name="P222">When <text:span text:style-name="T90">indicating that something has taken place later than the usual or expected lapse of time</text:span></text:p>
          <text:p text:style-name="P222"/>
        </text:list-item>
      </text:list>
      <text:p text:style-name="P13">Example:</text:p>
      <text:list xml:id="list3203447327" text:style-name="L31">
        <text:list-item>
          <text:p text:style-name="P196">我今天早上<text:span text:style-name="T91">11点才起床。</text:span></text:p>
          <text:p text:style-name="P224">wo3 jin1 tian1 zao3 shang 11 dian3 cai2 qi3 chuang2.</text:p>
          <text:p text:style-name="P224">I did not get up until 11 this morning.</text:p>
          <text:p text:style-name="P224"/>
        </text:list-item>
        <text:list-item>
          <text:p text:style-name="P196">小王<text:span text:style-name="T91">25岁才上大学，40岁才结婚。</text:span></text:p>
          <text:p text:style-name="P224">Xiao3 Wang2 25 sui4 cai2 shang4 da4 xue2, 40 sui4 cai2 jie2 hun1.</text:p>
          <text:p text:style-name="P224">Xiao Wang did not go to university until 25, and he did not get married until 40.</text:p>
        </text:list-item>
      </text:list>
      <text:p text:style-name="P55"/>
      <text:p text:style-name="P117"><text:span text:style-name="T24">先... 然后... </text:span><text:span text:style-name="T11">--- </text:span><text:span text:style-name="T25">xian1... , ran2 hou4 ... </text:span><text:span text:style-name="T14"><text:s/></text:span><text:span text:style-name="T13">--- </text:span><text:span text:style-name="T25">first ..., then ...</text:span></text:p>
      <text:p text:style-name="P14">Example:</text:p>
      <text:list xml:id="list1530465729" text:style-name="L32">
        <text:list-item>
          <text:p text:style-name="P226">A: 你打算去哪儿旅游？</text:p>
          <text:p text:style-name="P226">A: ni3 da3 suan4 qu4 nar3 lv3 you2?</text:p>
          <text:p text:style-name="P226">A: Where do you plan to travel?</text:p>
          <text:p text:style-name="P226">B: 我打算先去北京，然后去上海。</text:p>
          <text:p text:style-name="P226">B: wo3 da3 suan4 xian1 qu4 Bei3 jing1, ran2 hou4 qu4 Shang4 hai3.</text:p>
          <text:p text:style-name="P226">B: I am planning to go to Beijing first, then Shanghai. <text:s/></text:p>
          <text:p text:style-name="P226"/>
        </text:list-item>
        <text:list-item>
          <text:p text:style-name="P227">A: 现在去吃饭怎么样？</text:p>
          <text:p text:style-name="P227">A: xian4 zai4 qu4 chi1 fan4 zen3 me5 yang4?</text:p>
          <text:p text:style-name="P227">A: How about we go to eat somewhere now?</text:p>
          <text:p text:style-name="P227">B: 我先游一会儿泳，然后吃饭。</text:p>
          <text:p text:style-name="P227">B: wo3 xian1 you2 yi2 huir4 yong3, ran2 hou4 chi1 fan4.</text:p>
          <text:p text:style-name="P227">B: I will go swimming first, then eat.</text:p>
        </text:list-item>
      </text:list>
      <text:h text:style-name="P158" text:outline-level="1">HSK 3 – Week <text:span text:style-name="T89">3</text:span> – Lesson <text:span text:style-name="T92">2</text:span></text:h>
      <text:p text:style-name="P118"><text:span text:style-name="T44">更</text:span><text:span text:style-name="T45"> </text:span><text:span text:style-name="T46">--- </text:span><text:span text:style-name="T47">geng4 </text:span><text:span text:style-name="T48">--- </text:span><text:span text:style-name="T47">more</text:span></text:p>
      <text:p text:style-name="P15">Example:</text:p>
      <text:list xml:id="list85527859287232" text:continue-list="list3203447327" text:style-name="L31">
        <text:list-item>
          <text:p text:style-name="P197">昨天很冷，今天更冷。</text:p>
          <text:p text:style-name="P225"><text:span text:style-name="T92">zuo2 tian1 hen3 leng3, jin1 tian1 geng4 leng3</text:span>.</text:p>
          <text:p text:style-name="P228">Yesterday was cold, and today is colder.</text:p>
          <text:p text:style-name="P228"/>
        </text:list-item>
        <text:list-item>
          <text:p text:style-name="P228">今天比昨天更冷。</text:p>
          <text:p text:style-name="P228">jin1 tian1 bi3 zuo2 tian1 geng4 leng3.</text:p>
          <text:p text:style-name="P228">Today is colder than yesterday.</text:p>
        </text:list-item>
      </text:list>
      <text:p text:style-name="P83"/>
      <text:p text:style-name="P63">应该 --- ying1 gai1 --- to be supposed to</text:p>
      <text:p text:style-name="P43">Example:</text:p>
      <text:list xml:id="list1533347916" text:style-name="L33">
        <text:list-item>
          <text:p text:style-name="P233">你应该去睡觉，不应该玩游戏。</text:p>
          <text:p text:style-name="P233">ni3 ying1 gai1 qu4 shui4 jiao4, bu4 ying1 gai1 wan2 you2 xi4.</text:p>
          <text:p text:style-name="P233">You are supposed to go to sleep instead of playing games.</text:p>
        </text:list-item>
      </text:list>
      <text:p text:style-name="P85"/>
      <text:list xml:id="list85527109404985" text:continue-numbering="true" text:style-name="L33">
        <text:list-item>
          <text:p text:style-name="P233">A：我应该不应该告诉他我爱他？</text:p>
          <text:p text:style-name="P233">A: wo3 ying1 gai1 bu4 ying1 gai1 gao4 su5 ta1 wo3 ai4 ta1?</text:p>
          <text:p text:style-name="P233">A: Am I supposed to tell him that I love him?</text:p>
          <text:p text:style-name="P233">B：我觉得你应该告诉他。</text:p>
          <text:p text:style-name="P233">B: wo3 jue2 de5 ni3 ying1 gai1 gao4 su5 ta1.</text:p>
          <text:p text:style-name="P233">B: I think you are supposed to.</text:p>
        </text:list-item>
      </text:list>
      <text:p text:style-name="P85"/>
      <text:p text:style-name="P138">HSK 3 – Week 3 – Lesson 3</text:p>
      <text:p text:style-name="P64"/>
      <text:p text:style-name="P119"><text:span text:style-name="T44">突然</text:span><text:span text:style-name="T45"> </text:span><text:span text:style-name="T46">--- </text:span><text:span text:style-name="T49">tu1 ran2</text:span><text:span text:style-name="T47"> </text:span><text:span text:style-name="T48">--- </text:span><text:span text:style-name="T49">sudden </text:span><text:span text:style-name="T50">(as adjective)</text:span></text:p>
      <text:p text:style-name="P16">Example:</text:p>
      <text:list xml:id="list512939148" text:style-name="L34">
        <text:list-item>
          <text:p text:style-name="P229">这个考试很突然， 我没时间准备。</text:p>
          <text:p text:style-name="P234">zhe4 ge5 kao3 shi4 hen3 tu1 ran2, wo3 mei2 shi2 jian1 zhun3 bei4.</text:p>
          <text:p text:style-name="P234">This test comes in a sudden, and I do not have enough time to prepare.</text:p>
          <text:p text:style-name="P234"/>
        </text:list-item>
        <text:list-item>
          <text:p text:style-name="P229">我这次回家有点儿突然，所以没给家人带礼物。</text:p>
          <text:p text:style-name="P234">wo3 zhe4 ci4 hui2 jia1 you2 diar3 tu1 ran2, suo3 yi3 mei2 gei3 jia1 ren2 dai4 li3 wu4. </text:p>
          <text:p text:style-name="P234">I made a sudden visit to home this time, so I did not bring gifts for my family. </text:p>
        </text:list-item>
      </text:list>
      <text:p text:style-name="P84"/>
      <text:p text:style-name="P119"><text:span text:style-name="T44">只</text:span><text:span text:style-name="T45"> </text:span><text:span text:style-name="T46">--- </text:span><text:span text:style-name="T49">zhi3</text:span><text:span text:style-name="T47"> </text:span><text:span text:style-name="T48">--- </text:span><text:span text:style-name="T49">only</text:span></text:p>
      <text:p text:style-name="P16">Example:</text:p>
      <text:list xml:id="list85526570278917" text:continue-list="list85527859287232" text:style-name="L31">
        <text:list-item>
          <text:p text:style-name="P236">A：你想不想出去玩儿？</text:p>
          <text:p text:style-name="P236">A: ni3 xiang4 bu2 xiang4 chu1 qu4 wanr2?</text:p>
          <text:p text:style-name="P236">A: Do you want to hang out?</text:p>
          <text:p text:style-name="P236">B：我只想在家休息休息。</text:p>
          <text:p text:style-name="P236">B: wo3 zhi3 xiang4 zai4 jia1 xiu1 xi1 xiu1 xi1.</text:p>
          <text:p text:style-name="P236">B: I only want to have a rest at home.</text:p>
        </text:list-item>
        <text:list-item>
          <text:p text:style-name="P236"/>
        </text:list-item>
        <text:list-item>
          <text:p text:style-name="P237">A：你和你哥哥经常见面吗？</text:p>
          <text:p text:style-name="P237">A: ni3 he2 ni3 ge1 ge5 jing1 chang2 jian4 mian4 ma?</text:p>
          <text:p text:style-name="P237">A: Do you and your older brother meet up often?</text:p>
          <text:p text:style-name="P237">B：我们都很忙，一个月只见两次面。</text:p>
          <text:p text:style-name="P237">B: wo3 men5 dou1 hen3 mang2, yi2 ge5 yue4 zhi3 jian4 liang3 ci4 mian4. </text:p>
          <text:p text:style-name="P237">B: We are both very busy, so we only meet up twice a month.</text:p>
        </text:list-item>
      </text:list>
      <text:p text:style-name="P86"/>
      <text:p text:style-name="P139">HSK 3 – Week 3 – Lesson <text:span text:style-name="T93">4</text:span></text:p>
      <text:p text:style-name="P65"/>
      <text:p text:style-name="P120"><text:span text:style-name="T44">突然</text:span><text:span text:style-name="T45"> </text:span><text:span text:style-name="T46">--- </text:span><text:span text:style-name="T49">tu1 ran2</text:span><text:span text:style-name="T47"> </text:span><text:span text:style-name="T48">--- </text:span><text:span text:style-name="T49">sudden</text:span><text:span text:style-name="T51">ly</text:span><text:span text:style-name="T49"> </text:span><text:span text:style-name="T50">(as adverb)</text:span></text:p>
      <text:p text:style-name="P17">Example:</text:p>
      <text:list xml:id="list85528064469077" text:continue-list="list512939148" text:style-name="L34">
        <text:list-item>
          <text:p text:style-name="P230">我们在公园的时候<text:span text:style-name="T93">，突然下雨了。</text:span></text:p>
          <text:p text:style-name="P312"><text:span text:style-name="T73">wo3 men5 zai4 gong1 yuan2 de5 shi2 hou5, tu1 ran2 xia4 yu3 le5 </text:span><text:span text:style-name="T74">.</text:span></text:p>
          <text:p text:style-name="P238">It suddenly started raining while we were at the park.</text:p>
          <text:p text:style-name="P235"/>
        </text:list-item>
        <text:list-item>
          <text:p text:style-name="P238">A：她为什么突然哭了?</text:p>
          <text:p text:style-name="P238">A: ta1 wei4 shen2 me5 tu1 ran2 ku1 le5?</text:p>
          <text:p text:style-name="P238">A: Why did she start crying suddenly?</text:p>
        </text:list-item>
        <text:list-item>
          <text:p text:style-name="P230"><text:span text:style-name="T93">B：因为她的男朋友突然和她的好朋友结婚了</text:span>。</text:p>
          <text:p text:style-name="P235"><text:span text:style-name="T93">B: yin1 wei4 ta1 de5 nan2 peng2 you5 tu1 ran2 he2 ta1 de5 hao3 peng4 you5 jie2 hun1 le5.</text:span> </text:p>
          <text:p text:style-name="P238">B: Because her boyfriend and best friend suddenly got married.</text:p>
        </text:list-item>
      </text:list>
      <text:p text:style-name="P87"/>
      <text:p text:style-name="P140">HSK 3 – Week 3 – Lesson <text:span text:style-name="T94">5</text:span></text:p>
      <text:p text:style-name="P66"/>
      <text:p text:style-name="P121"><text:span text:style-name="T44">一直</text:span><text:span text:style-name="T45"> </text:span><text:span text:style-name="T46">--- </text:span><text:span text:style-name="T52">yi4 zhi2</text:span><text:span text:style-name="T47"> </text:span><text:span text:style-name="T48">--- </text:span><text:span text:style-name="T52">(go) straight / all the time</text:span></text:p>
      <text:p text:style-name="P18">Example:</text:p>
      <text:list xml:id="list85526462699628" text:continue-numbering="true" text:style-name="L34">
        <text:list-item>
          <text:p text:style-name="P231">一直走，前面就是银行。</text:p>
          <text:p text:style-name="P239">yi4 zhi2 zou3, qian2 mian5 jiu4 shi4 yin2 hang.</text:p>
          <text:p text:style-name="P239">Go straight, and you will see the bank in front of you.</text:p>
        </text:list-item>
      </text:list>
      <text:p text:style-name="P88"/>
      <text:list xml:id="list85528182798408" text:continue-numbering="true" text:style-name="L34">
        <text:list-item>
          <text:p text:style-name="P231">我想一直学习中文。</text:p>
          <text:p text:style-name="P239">wo3 xiang3 yi4 zhi2 xue2 xi2 zhong1 wen2.</text:p>
          <text:p text:style-name="P239">I want to learn Chinese all the time.</text:p>
          <text:p text:style-name="P239"/>
        </text:list-item>
        <text:list-item>
          <text:p text:style-name="P239"><text:span text:style-name="T95">A：</text:span>你为什么一直不喜欢他<text:span text:style-name="T95">？</text:span></text:p>
          <text:p text:style-name="P240">A: ni3 wei4 shen2 me5 yi4 zhi2 bu4 xi3 huan5 ta1?</text:p>
          <text:p text:style-name="P240">A: Why do you not like him all the time?</text:p>
          <text:p text:style-name="P239"><text:span text:style-name="T95">B：</text:span>因为他一直不喜欢小动物<text:span text:style-name="T95">。</text:span></text:p>
          <text:p text:style-name="P240">B: yin1 wei4 ta1 yi4 zhi2 bu4 xi3 huan5 xiao3 dong4 wu4.</text:p>
          <text:p text:style-name="P240">B: Because he does not like animals all the time.</text:p>
        </text:list-item>
      </text:list>
      <text:p text:style-name="P89"/>
      <text:p text:style-name="P122"><text:span text:style-name="T44">向 </text:span><text:span text:style-name="T53">+ direction + verb</text:span><text:span text:style-name="T45"> </text:span><text:span text:style-name="T46">--- </text:span><text:span text:style-name="T53">xiang4</text:span><text:span text:style-name="T47"> </text:span><text:span text:style-name="T48">--- </text:span><text:span text:style-name="T53">towards / in the direction of</text:span></text:p>
      <text:p text:style-name="P19">Example:</text:p>
      <text:list xml:id="list85527023414186" text:continue-numbering="true" text:style-name="L34">
        <text:list-item>
          <text:p text:style-name="P232">向东走<text:span text:style-name="T96">，向西走，向南走，向北走，向前走，向后走，向左走，向右走</text:span></text:p>
          <text:p text:style-name="P241">go towards east, west, south, north, go ahead, go back, turn left, turn right</text:p>
          <text:p text:style-name="P241"/>
        </text:list-item>
        <text:list-item>
          <text:p text:style-name="P241">你先向东走，然后向北走。</text:p>
          <text:p text:style-name="P242">ni3 xian1 xiang4 dong1 zou3, ran2 hou4 xiang4 bei3 zou3.</text:p>
          <text:p text:style-name="P242">You first go towards east, then towards north.</text:p>
        </text:list-item>
      </text:list>
      <text:p text:style-name="P90"/>
      <text:p text:style-name="P141">HSK 3 – Week <text:span text:style-name="T97">4</text:span> – Lesson <text:span text:style-name="T97">1</text:span></text:p>
      <text:p text:style-name="P67"/>
      <text:p text:style-name="P123"><text:span text:style-name="T44">才</text:span><text:span text:style-name="T45"> </text:span><text:span text:style-name="T46">--- </text:span><text:span text:style-name="T54">cai2</text:span><text:span text:style-name="T47"> </text:span><text:span text:style-name="T48">--- </text:span><text:span text:style-name="T54">only</text:span></text:p>
      <text:p text:style-name="P123"><text:span text:style-name="T33">Theory</text:span><text:span text:style-name="T34">:</text:span></text:p>
      <text:list xml:id="list4038709783" text:style-name="L35">
        <text:list-item>
          <text:p text:style-name="P243">only referring to a small amount of quantity / low level of degree</text:p>
        </text:list-item>
        <text:list-item>
          <text:p text:style-name="P247">we learned 才+verb earlier, which expressed something that occurred or finished late</text:p>
          <text:list>
            <text:list-item>
              <text:p text:style-name="P247">我今天早上十点才起床。</text:p>
              <text:p text:style-name="P247"/>
            </text:list-item>
          </text:list>
        </text:list-item>
      </text:list>
      <text:p text:style-name="P20">Example:</text:p>
      <text:list xml:id="list3374193594" text:style-name="L36">
        <text:list-item>
          <text:p text:style-name="P198">这件衣服才<text:span text:style-name="T97">200 元，不贵。</text:span></text:p>
          <text:p text:style-name="P244">zhe4 jian4 yi1 fu5 cai2 200 yuan2, bu2 gui4.</text:p>
          <text:p text:style-name="P244">This dress is only 200 yuan, not expensive at all.</text:p>
          <text:p text:style-name="P244"/>
        </text:list-item>
        <text:list-item>
          <text:p text:style-name="P198">这个孩子才<text:span text:style-name="T97">4 岁，已经很高了。</text:span></text:p>
          <text:p text:style-name="P244">zhe4 ge5 hai2 zi5 cai2 4 sui4, yi3 jing1 hen3 gao1 le5.</text:p>
          <text:p text:style-name="P244">This kid is only 4 years old, already very tall.</text:p>
        </text:list-item>
      </text:list>
      <text:p text:style-name="P91"/>
      <text:p text:style-name="P124"><text:span text:style-name="T55">拿(我)来说</text:span><text:span text:style-name="T45"> </text:span><text:span text:style-name="T46">--- </text:span><text:span text:style-name="T55">na2 (wo3) lai2 shuo1</text:span><text:span text:style-name="T47"> </text:span><text:span text:style-name="T48">--- </text:span><text:span text:style-name="T55">take (myself) as example</text:span></text:p>
      <text:p text:style-name="P21">Example:</text:p>
      <text:list xml:id="list3251805891" text:style-name="L37">
        <text:list-item>
          <text:p text:style-name="P199"><text:span text:style-name="T97">拿我来说</text:span><text:span text:style-name="T98">，我一般很少上网买东西</text:span><text:span text:style-name="T97">。</text:span></text:p>
          <text:p text:style-name="P248">na2 wo3 lai2 shuo1, wo3 yi4 ban1 shao3 shang4 wang3 mai3 dong1 xi1.</text:p>
          <text:p text:style-name="P248">Take myself as example, I seldom buy things on the internet.</text:p>
          <text:p text:style-name="P248"/>
        </text:list-item>
        <text:list-item>
          <text:p text:style-name="P199">拿我来说<text:span text:style-name="T98">，我觉得学中文很有意思。</text:span></text:p>
          <text:p text:style-name="P248">na2 wo3 lai2 shuo1, wo3 jue2 de5 xue2 zhong1 wen2 hen3 you3 yi4 si5.</text:p>
          <text:p text:style-name="P248">Take myself as example, I think learning Chinese is very interesting.</text:p>
        </text:list-item>
      </text:list>
      <text:p text:style-name="P92"/>
      <text:p text:style-name="P125"><text:span text:style-name="T55">一点儿都不 / 一点儿也不</text:span><text:span text:style-name="T45"> </text:span><text:span text:style-name="T46">--- </text:span><text:span text:style-name="T56">yi4 dianr3 dou1/ye3 bu4</text:span><text:span text:style-name="T47"> </text:span><text:span text:style-name="T48">--- </text:span><text:span text:style-name="T56">not at all</text:span></text:p>
      <text:p text:style-name="P22">Example:</text:p>
      <text:list xml:id="list85526661694008" text:continue-numbering="true" text:style-name="L37">
        <text:list-item>
          <text:p text:style-name="P245">这件衬衫一点儿都不贵。</text:p>
          <text:p text:style-name="P249">zhe4 jian4 chen4 shan1 yi4 dianr3 dou1 bu2 gui4.</text:p>
          <text:p text:style-name="P249">This shirt is not expensive at all.</text:p>
          <text:p text:style-name="P249"><text:s/></text:p>
        </text:list-item>
        <text:list-item>
          <text:p text:style-name="P200">我的脚太少了<text:span text:style-name="T99">，买鞋一点儿也不容易。</text:span></text:p>
          <text:p text:style-name="P249">wo3 de5 jiao3 tai4 xiao3 le5, mai3 xie2 yi4 dianr3 ye3 bu4 rong2 yi4.</text:p>
          <text:p text:style-name="P249">My feet are to small, buying shoes is not easy at all.</text:p>
        </text:list-item>
      </text:list>
      <text:p text:style-name="P93"/>
      <text:p text:style-name="P142">HSK 3 – Week <text:span text:style-name="T97">4</text:span> – Lesson <text:span text:style-name="T100">2</text:span></text:p>
      <text:p text:style-name="P68"/>
      <text:p text:style-name="P126"><text:span text:style-name="T44">为了</text:span><text:span text:style-name="T45"> </text:span><text:span text:style-name="T46">--- </text:span><text:span text:style-name="T57">wei4 le5</text:span><text:span text:style-name="T47"> </text:span><text:span text:style-name="T48">--- </text:span><text:span text:style-name="T57">in order to / for the sake of</text:span></text:p>
      <text:p text:style-name="P23">Example:</text:p>
      <text:list xml:id="list1321862696" text:style-name="L38">
        <text:list-item>
          <text:p text:style-name="P201"><text:span text:style-name="T97">为了考试</text:span><text:span text:style-name="T100">，我们一起努力的复习吧</text:span><text:span text:style-name="T97">。</text:span></text:p>
          <text:p text:style-name="P250">wei4 le5 kao3 shi4, wo3 men5 yi4 qi3 nu3 li4 de5 fu4 xi2 ba5.</text:p>
          <text:p text:style-name="P250">Let’s study hard for the test.</text:p>
          <text:p text:style-name="P201"/>
        </text:list-item>
        <text:list-item>
          <text:p text:style-name="P251">A：你为什么来北京大学？</text:p>
          <text:p text:style-name="P250">A: ni3 wei4 shen2 me5 lai2 bei3 jing1 da4 xue2?</text:p>
          <text:p text:style-name="P250">A: why do you come to Beijng university?</text:p>
        </text:list-item>
        <text:list-item>
          <text:p text:style-name="P251">B：为了学习中文。</text:p>
          <text:p text:style-name="P250">B: wei4 le5 xue2 xi2 zhong1 wen2.</text:p>
          <text:p text:style-name="P313"><text:span text:style-name="T75">B: To </text:span><text:span text:style-name="T76">learn</text:span><text:span text:style-name="T75"> Chinese.</text:span></text:p>
        </text:list-item>
      </text:list>
      <text:p text:style-name="P81"/>
      <text:p text:style-name="P126"><text:span text:style-name="T57">(verb/adj/adv) + </text:span><text:span text:style-name="T44">地</text:span><text:span text:style-name="T45"> </text:span><text:span text:style-name="T46">--- </text:span><text:span text:style-name="T57">de5</text:span><text:span text:style-name="T47"> </text:span><text:span text:style-name="T48">--- </text:span><text:span text:style-name="T57">(form an adverbial adjunct)</text:span></text:p>
      <text:p text:style-name="P23">Example:</text:p>
      <text:list xml:id="list85527214213622" text:continue-numbering="true" text:style-name="L38">
        <text:list-item>
          <text:p text:style-name="P201">考试以前<text:span text:style-name="T101">，我们都努力地复习。</text:span></text:p>
          <text:p text:style-name="P252">kao3 shi4 yi3 qian2, wo3 men5 dou1 nu3 li4 de5 fu4 xi2.</text:p>
          <text:p text:style-name="P252">We all studied hard before the test.</text:p>
          <text:p text:style-name="P252"/>
        </text:list-item>
        <text:list-item>
          <text:p text:style-name="P201">他高兴地说<text:span text:style-name="T101">：“谢谢，我很喜欢这件礼物“.</text:span></text:p>
          <text:p text:style-name="P252">ta1 gao1 xing4 de5 shuo1: “xie4 xie5, wo3 hen3 xi3 huan5 zhe4 jian4 li3 wu4.”</text:p>
          <text:p text:style-name="P252">He happily said: “Thank you, I like the gift very much”</text:p>
        </text:list-item>
      </text:list>
      <text:p text:style-name="P94"/>
      <text:p text:style-name="P143">HSK 3 – Week <text:span text:style-name="T97">4</text:span> – Lesson <text:span text:style-name="T102">3</text:span></text:p>
      <text:p text:style-name="P69"/>
      <text:p text:style-name="P127"><text:span text:style-name="T44">关于 </text:span><text:span text:style-name="T58">+ noun/noun phrase</text:span><text:span text:style-name="T45"> </text:span><text:span text:style-name="T46">--- </text:span><text:span text:style-name="T58">guan1 yu2</text:span><text:span text:style-name="T47"> </text:span><text:span text:style-name="T48">--- </text:span><text:span text:style-name="T58">about</text:span></text:p>
      <text:p text:style-name="P24">Example:</text:p>
      <text:list xml:id="list85527729374027" text:continue-numbering="true" text:style-name="L38">
        <text:list-item>
          <text:p text:style-name="P246">关于黄河的历史，你怎么知道得这么多。</text:p>
          <text:p text:style-name="P253">guan1 yu2 Huang2 He2 de5 li4 shi3, ni3 zen3 me5 zhi1 dao4 de5 zhe4 me5 duo1.</text:p>
          <text:p text:style-name="P253">How can you know this much about the history of the Yellow River.</text:p>
          <text:p text:style-name="P253"/>
        </text:list-item>
        <text:list-item>
          <text:p text:style-name="P202">我最近看了一本关于中国文化的书。</text:p>
          <text:p text:style-name="P253">wo3 zui4 jin4 kan4 le5 yi4 ben3 guan1 yu2 zhong1 guo2 wen2 hua4 de5 shu1.</text:p>
          <text:p text:style-name="P253">I recently read a book about Chinese culture.</text:p>
        </text:list-item>
      </text:list>
      <text:p text:style-name="P95"/>
      <text:p text:style-name="P128"><text:span text:style-name="T44">一直 </text:span><text:span text:style-name="T58">+ </text:span><text:span text:style-name="T59">verb phrase</text:span><text:span text:style-name="T45"> </text:span><text:span text:style-name="T46">--- </text:span><text:span text:style-name="T59">yi4 zhi2</text:span><text:span text:style-name="T47"> </text:span><text:span text:style-name="T48">--- </text:span><text:span text:style-name="T59">always</text:span></text:p>
      <text:p text:style-name="P96"><text:span text:style-name="T31">Theory</text:span>:</text:p>
      <text:list xml:id="list14634289" text:style-name="L39">
        <text:list-item>
          <text:p text:style-name="P260">To express the continuity of an action or the unchanged status of a certain situation</text:p>
          <text:p text:style-name="P260"/>
        </text:list-item>
      </text:list>
      <text:p text:style-name="P25">Example:</text:p>
      <text:list xml:id="list519175723" text:style-name="L40">
        <text:list-item>
          <text:p text:style-name="P261">我一直对中国很感兴趣<text:span text:style-name="T103">。</text:span></text:p>
          <text:p text:style-name="P262">wo3 yi4 zhi2 dui4 zhong1 guo2 hen3 gan3 xing4 qu4.</text:p>
          <text:p text:style-name="P262">I am interested in China all the time.</text:p>
          <text:p text:style-name="P262"/>
        </text:list-item>
        <text:list-item>
          <text:p text:style-name="P261">我一直发烧<text:span text:style-name="T103">。</text:span></text:p>
          <text:p text:style-name="P262">wo3 yi4 zhi2 fa1 shao1.</text:p>
          <text:p text:style-name="P262">I continue having a fever.</text:p>
        </text:list-item>
      </text:list>
      <text:p text:style-name="P97"/>
      <text:p text:style-name="P144">HSK 3 – Week <text:span text:style-name="T97">4</text:span> – Lesson <text:span text:style-name="T104">4</text:span></text:p>
      <text:p text:style-name="P70"/>
      <text:p text:style-name="P129"><text:span text:style-name="T60">A 像B 一样</text:span><text:span text:style-name="T45"> </text:span><text:span text:style-name="T46">--- </text:span><text:span text:style-name="T60">A xiang4 B yi2 yang4</text:span><text:span text:style-name="T47"> </text:span><text:span text:style-name="T48">--- </text:span><text:span text:style-name="T60">A is like B</text:span></text:p>
      <text:p text:style-name="P26">Example:</text:p>
      <text:list xml:id="list85526126754160" text:continue-list="list85527729374027" text:style-name="L38">
        <text:list-item>
          <text:p text:style-name="P254">你画的花<text:span text:style-name="T105">，鸟和马就像真的一样</text:span>。</text:p>
          <text:p text:style-name="P263">ni3 hua4 de5 hua1, niao3 he2 ma3 jiu4 xiang4 zhen1de5 yi2yang4.</text:p>
          <text:p text:style-name="P263">Your drawing of flower, bird and horse looks like real ones.</text:p>
          <text:p text:style-name="P263"/>
        </text:list-item>
        <text:list-item>
          <text:p text:style-name="P254">她对我很好<text:span text:style-name="T105">，像我的妈妈一样</text:span>。</text:p>
          <text:p text:style-name="P263">ta1 dui4 wo3 hen3 hao3, xiang4 wo3 de5 ma1ma5 yi2yang4.</text:p>
          <text:p text:style-name="P265">She is really nice to me, like my mother.</text:p>
        </text:list-item>
      </text:list>
      <text:p text:style-name="P98"/>
      <text:p text:style-name="P130"><text:span text:style-name="T60">在 </text:span><text:span text:style-name="T61">+ (someone的verb) +下</text:span><text:span text:style-name="T45"> </text:span><text:span text:style-name="T46">--- </text:span><text:span text:style-name="T61">zai4 + (someone的verb) + xia4</text:span><text:span text:style-name="T47"> </text:span><text:span text:style-name="T48">--- </text:span><text:span text:style-name="T61">to express conditions, used before verb or subject</text:span></text:p>
      <text:p text:style-name="P27">Example:</text:p>
      <text:list xml:id="list85526302997669" text:continue-numbering="true" text:style-name="L38">
        <text:list-item>
          <text:p text:style-name="P255">在他的影响下<text:span text:style-name="T106">，我一直喜欢画画</text:span>。</text:p>
          <text:p text:style-name="P265">zai4 ta1 de5 ying3xiang3 xia4, wo3 yi4zhi2 xi3huan5 hua4hua4.</text:p>
          <text:p text:style-name="P265">Under his influence, I am interested in painting all the time.</text:p>
          <text:p text:style-name="P264"/>
        </text:list-item>
        <text:list-item>
          <text:p text:style-name="P255">在她的帮助下<text:span text:style-name="T106">，我的成绩提高了</text:span>。</text:p>
          <text:p text:style-name="P265">zai4 ta1 de5 bang1zhu4 xia4, wo3 de5 cheng2ji4 ti2gao1 le5.</text:p>
          <text:p text:style-name="P265">With her help, my score has improved.</text:p>
        </text:list-item>
      </text:list>
      <text:p text:style-name="P145">HSK 3 – Week <text:span text:style-name="T97">4</text:span> – Lesson <text:span text:style-name="T107">5</text:span></text:p>
      <text:p text:style-name="P71"/>
      <text:p text:style-name="P131"><text:span text:style-name="T60">越来越 </text:span><text:span text:style-name="T62">(adj/verb phrase) </text:span><text:span text:style-name="T46">--- </text:span><text:span text:style-name="T62">yue4 lai2 yue4 (adj/verb phrase)</text:span><text:span text:style-name="T47"> </text:span><text:span text:style-name="T48">--- </text:span><text:span text:style-name="T62">more and more (adj)</text:span></text:p>
      <text:p text:style-name="P28">Example:</text:p>
      <text:list xml:id="list85526514784942" text:continue-numbering="true" text:style-name="L38">
        <text:list-item>
          <text:p text:style-name="P256">我最近越来越胖<text:span text:style-name="T108">。</text:span></text:p>
          <text:p text:style-name="P266">wo3 zui4jin4 yue4 lai2 yue4 pang4.</text:p>
          <text:p text:style-name="P266">I have gained a lot of weight recently.</text:p>
          <text:p text:style-name="P266"/>
        </text:list-item>
        <text:list-item>
          <text:p text:style-name="P256">我越来越喜欢画画<text:span text:style-name="T108">。</text:span></text:p>
          <text:p text:style-name="P266">wo3 yue4 lai2 yue4 xi3huan5 hua4 hua4.</text:p>
          <text:p text:style-name="P266">I became more and more interested in painting.</text:p>
        </text:list-item>
      </text:list>
      <text:p text:style-name="P99"/>
      <text:p text:style-name="P146">HSK 3 – Week <text:span text:style-name="T109">5</text:span> – Lesson <text:span text:style-name="T109">1</text:span></text:p>
      <text:p text:style-name="P72"/>
      <text:p text:style-name="P132"><text:span text:style-name="T60">多</text:span><text:span text:style-name="T63">(</text:span><text:span text:style-name="T60">么</text:span><text:span text:style-name="T63">)</text:span><text:span text:style-name="T60"> </text:span><text:span text:style-name="T63">+</text:span><text:span text:style-name="T62">adj/verb</text:span><text:span text:style-name="T63">+</text:span><text:span text:style-name="T62">啊 </text:span><text:span text:style-name="T46">--- </text:span><text:span text:style-name="T63">duo1 (me5) + </text:span><text:span text:style-name="T62">adj/verb </text:span><text:span text:style-name="T63">+ a5</text:span><text:span text:style-name="T47"> </text:span><text:span text:style-name="T48">--- </text:span><text:span text:style-name="T63">how/so</text:span></text:p>
      <text:p text:style-name="P100">the 么 can be omitted sometimes</text:p>
      <text:p text:style-name="P100"/>
      <text:p text:style-name="P29">Example:</text:p>
      <text:list xml:id="list85526516786595" text:continue-numbering="true" text:style-name="L38">
        <text:list-item>
          <text:p text:style-name="P257"><text:span text:style-name="T108">你跟你奶奶多</text:span><text:span text:style-name="T110">(</text:span><text:span text:style-name="T108">么</text:span><text:span text:style-name="T110">)</text:span><text:span text:style-name="T108">像啊。</text:span></text:p>
          <text:p text:style-name="P274">ni3 gen1 ni3 nai3nai5 duo1 (me5) xiang4 a5.</text:p>
          <text:p text:style-name="P274">You and your grandmother look so alike.</text:p>
        </text:list-item>
        <text:list-item>
          <text:p text:style-name="P257">这只小猫多<text:span text:style-name="T110">(</text:span>么<text:span text:style-name="T110">)</text:span>可爱啊。</text:p>
          <text:p text:style-name="P274">zhe4 zhi1 xiao3 mao1 duo1 me5 ke3 ai4 a5.</text:p>
          <text:p text:style-name="P274">How cute is this small cat.</text:p>
        </text:list-item>
      </text:list>
      <text:p text:style-name="P100"/>
      <text:p text:style-name="P133"><text:span text:style-name="T63">还是</text:span><text:span text:style-name="T62"> </text:span><text:span text:style-name="T46">--- </text:span><text:span text:style-name="T64">hai2 shi4</text:span><text:span text:style-name="T47"> </text:span><text:span text:style-name="T48">--- </text:span><text:span text:style-name="T64">still</text:span></text:p>
      <text:p text:style-name="P101"/>
      <text:p text:style-name="P30">Example:</text:p>
      <text:list xml:id="list85527530184597" text:continue-numbering="true" text:style-name="L38">
        <text:list-item>
          <text:p text:style-name="P267">你奶奶一点儿也没老，还是很漂亮。</text:p>
          <text:p text:style-name="P275">ni3 nai3nai5 yi4dianr3 ye3 mei2 lao3, hai2shi4 hen3 piao4liang5.</text:p>
          <text:p text:style-name="P275">Your grandmother does not age at all, she still looks beautiful.</text:p>
          <text:p text:style-name="P275"/>
        </text:list-item>
        <text:list-item>
          <text:p text:style-name="P258">虽然吃了药，我的牙还是很疼。</text:p>
          <text:p text:style-name="P275">sui1ran2 chi1 le5 yao4, wo3 de5 ya2 hai2shi5 hen3 teng2.</text:p>
          <text:p text:style-name="P275">Even though I took medicine, my teeth still hurt a lot.</text:p>
        </text:list-item>
      </text:list>
      <text:p text:style-name="P105"/>
      <text:p text:style-name="P105"/>
      <text:p text:style-name="P147">HSK 3 – Week <text:span text:style-name="T109">5</text:span> – Lesson <text:span text:style-name="T111">2</text:span></text:p>
      <text:p text:style-name="P73"/>
      <text:p text:style-name="P134"><text:span text:style-name="T62">刚才 </text:span><text:span text:style-name="T46">--- </text:span><text:span text:style-name="T65">gang1 cai2</text:span><text:span text:style-name="T47"> </text:span><text:span text:style-name="T48">--- </text:span><text:span text:style-name="T65">just now</text:span></text:p>
      <text:p text:style-name="P102"/>
      <text:p text:style-name="P31">Example:</text:p>
      <text:list xml:id="list85527106141934" text:continue-numbering="true" text:style-name="L38">
        <text:list-item>
          <text:p text:style-name="P268">刚才有个女孩儿来找你。</text:p>
          <text:p text:style-name="P276">gang1cai2 you3 ge5 nv3 hair2 lai2 zhao3 ni3.</text:p>
          <text:p text:style-name="P276">A girl was looking for you just now.</text:p>
          <text:p text:style-name="P276"/>
        </text:list-item>
        <text:list-item>
          <text:p text:style-name="P276">你刚才说什么？</text:p>
          <text:p text:style-name="P276">ni3 gang1cai2 shuo1 shen2me5?</text:p>
          <text:p text:style-name="P276">What did you just say?</text:p>
        </text:list-item>
      </text:list>
      <text:p text:style-name="P106"/>
      <text:p text:style-name="P135"><text:span text:style-name="T66">verb + </text:span><text:span text:style-name="T62">一会儿 / 一会儿 </text:span><text:span text:style-name="T66">+ verb </text:span><text:span text:style-name="T46">--- </text:span><text:span text:style-name="T66">yi2 huir4</text:span><text:span text:style-name="T47"> </text:span><text:span text:style-name="T48">--- </text:span><text:span text:style-name="T66">a little while, a moment</text:span></text:p>
      <text:p text:style-name="P107">一会儿 can be put both before and after the verb.</text:p>
      <text:p text:style-name="P107"/>
      <text:p text:style-name="P32">Example:</text:p>
      <text:list xml:id="list85528127676749" text:continue-numbering="true" text:style-name="L38">
        <text:list-item>
          <text:p text:style-name="P259"><text:span text:style-name="T108">等一会儿</text:span><text:span text:style-name="T112">，我想起她的名字来了</text:span><text:span text:style-name="T108">。</text:span></text:p>
          <text:p text:style-name="P277">deng3 yi2huir4, wo3 xiang3 qi3 ta1 de5 ming2 zi5 lai2 le5.</text:p>
          <text:p text:style-name="P277">Wait a moment, I remember her name.</text:p>
          <text:p text:style-name="P277"/>
        </text:list-item>
        <text:list-item>
          <text:p text:style-name="P259">我一会儿去找你<text:span text:style-name="T112">。</text:span></text:p>
          <text:p text:style-name="P277">wo3 yi2 huir4 qu4 zhao3 ni3.</text:p>
          <text:p text:style-name="P277">I will come to you in a moment. (I’ll come find you in a moment)</text:p>
        </text:list-item>
      </text:list>
      <text:p text:style-name="P107"/>
      <text:p text:style-name="P107"/>
      <text:p text:style-name="P148">HSK 3 – Week <text:span text:style-name="T109">5</text:span> – Lesson <text:span text:style-name="T113">3</text:span></text:p>
      <text:p text:style-name="P74"/>
      <text:p text:style-name="P136"><text:span text:style-name="T67">(</text:span><text:span text:style-name="T62">是</text:span><text:span text:style-name="T67">)A 还是B</text:span><text:span text:style-name="T62"> </text:span><text:span text:style-name="T46">--- </text:span><text:span text:style-name="T67">(shi4) A hai2shi4 B</text:span><text:span text:style-name="T47"> </text:span><text:span text:style-name="T48">--- </text:span><text:span text:style-name="T67">alternative questions</text:span></text:p>
      <text:p text:style-name="P103"/>
      <text:p text:style-name="P33">Example:</text:p>
      <text:list xml:id="list85527475479589" text:continue-numbering="true" text:style-name="L38">
        <text:list-item>
          <text:p text:style-name="P269">谁去参加明天的会议。<text:span text:style-name="T113">(</text:span>是<text:span text:style-name="T113">)</text:span>你还是我<text:span text:style-name="T113">？</text:span></text:p>
          <text:p text:style-name="P278">shui2 qu4 can1jia1 ming2 tian1 de5 hui4yi4? (shi4) ni3 hai2shi4 wo3?</text:p>
          <text:p text:style-name="P278">Who is going to the conference tomorrow? You or me?</text:p>
          <text:p text:style-name="P278"/>
        </text:list-item>
        <text:list-item>
          <text:p text:style-name="P269">你喜欢主什么样的房间<text:span text:style-name="T113">？(是)比较大的还是比较小的？</text:span></text:p>
          <text:p text:style-name="P278">ni3 xi3huan5 zhu4 shen2me5yang4 de5 fang2 jian1? (shi4) bi3jiao4 da4 de5 hai2shi4 bi3jiao4 xiao3 de5?</text:p>
          <text:p text:style-name="P278">What kind of room would you like to stay in? The relatively big one or the relatively small one?</text:p>
        </text:list-item>
      </text:list>
      <text:p text:style-name="P108"/>
      <text:p text:style-name="P109">Recall:</text:p>
      <text:list xml:id="list425311071" text:style-name="L41">
        <text:list-item>
          <text:p text:style-name="P279">还是 can also mean still as adverb</text:p>
        </text:list-item>
        <text:list-item>
          <text:p text:style-name="P279">虽然吃了药，我还是发烧。</text:p>
          <text:p text:style-name="P279">sui1ran2 chi1 le5 yao4, wo3 hai2shi4 fa1shao1.</text:p>
          <text:p text:style-name="P279">Even though I took medicine, I still have a fever.</text:p>
        </text:list-item>
      </text:list>
      <text:p text:style-name="P109"/>
      <text:p text:style-name="P137"><text:span text:style-name="T67">对 </text:span><text:span text:style-name="T68">(someone) </text:span><text:span text:style-name="T67">来说</text:span><text:span text:style-name="T62"> </text:span><text:span text:style-name="T46">--- </text:span><text:span text:style-name="T68">dui4 (someone) lai2 shuo1</text:span><text:span text:style-name="T47"> </text:span><text:span text:style-name="T48">--- </text:span><text:span text:style-name="T68">to express one’s own opinion</text:span></text:p>
      <text:p text:style-name="P104"/>
      <text:p text:style-name="P34">Example:</text:p>
      <text:list xml:id="list85527508300928" text:continue-list="list85527475479589" text:style-name="L38">
        <text:list-item>
          <text:p text:style-name="P270">对我来说<text:span text:style-name="T114">，房间大小一点儿也不重要。</text:span></text:p>
          <text:p text:style-name="P280">dui4 wo3 lai2 shuo1, fang2 jian1 da4 xiao3 yi4dianr3 ye3 bu2 zhong4yao4.</text:p>
          <text:p text:style-name="P280">For me, the size of a room does not matter.</text:p>
          <text:p text:style-name="P280"/>
        </text:list-item>
        <text:list-item>
          <text:p text:style-name="P270">对你来说<text:span text:style-name="T114">，你觉得什么比较重要？</text:span></text:p>
          <text:p text:style-name="P280">dui4 ni3 lai2 shuo1, ni3 jue2de5 shen2me5 bi3jiao4 zhong4yao4?</text:p>
          <text:p text:style-name="P280">For you, what is more important?</text:p>
        </text:list-item>
      </text:list>
      <text:p text:style-name="P109"/>
      <text:p text:style-name="P319">HSK 3 – Week <text:span text:style-name="T109">5</text:span> – Lesson <text:span text:style-name="T115">4</text:span></text:p>
      <text:p text:style-name="P182"/>
      <text:p text:style-name="P314"><text:span text:style-name="T69">verb1+</text:span><text:span text:style-name="T67">着</text:span><text:span text:style-name="T69">+verb2</text:span><text:span text:style-name="T62"> </text:span><text:span text:style-name="T46">--- </text:span><text:span text:style-name="T69">verb1+zhe5+verb2</text:span><text:span text:style-name="T47"> </text:span><text:span text:style-name="T48">--- </text:span></text:p>
      <text:p text:style-name="P314"><text:span text:style-name="T77">The two actions occur at the same time, </text:span><text:span text:style-name="T78">but</text:span><text:span text:style-name="T77"> the verb2 action is the main action</text:span></text:p>
      <text:p text:style-name="P316"><text:span text:style-name="T77">S</text:span><text:span text:style-name="T42">ometimes verb2 stands for the purpose of verb1.</text:span></text:p>
      <text:p text:style-name="P282"/>
      <text:p text:style-name="P169">Example:</text:p>
      <text:list xml:id="list85526671147454" text:continue-numbering="true" text:style-name="L38">
        <text:list-item>
          <text:p text:style-name="P271">我喜欢站着看书<text:span text:style-name="T116">。</text:span></text:p>
          <text:p text:style-name="P285">wo3 xi3huan5 zhan4zhe5 kan4 shu1.</text:p>
          <text:p text:style-name="P285">I like to stand and read a book.</text:p>
        </text:list-item>
        <text:list-item>
          <text:p text:style-name="P271">我最近忙着搬家<text:span text:style-name="T116">。</text:span></text:p>
          <text:p text:style-name="P285">wo3 zui4jin4 mang2zhe5 ban1 jia1.</text:p>
          <text:p text:style-name="P285">I am busy with moving out.</text:p>
        </text:list-item>
      </text:list>
      <text:p text:style-name="P172">Review:</text:p>
      <text:p text:style-name="P287">We learned before: aux verb + 着 + object → to indicate the succession of actions and state</text:p>
      <text:list xml:id="list2158187101" text:style-name="L42">
        <text:list-item>
          <text:p text:style-name="P288">周末出去玩儿的时候，我总是带着相机。</text:p>
          <text:p text:style-name="P288">zhou1mo4 chu1 qu4 wanr4 de5 shi2hou5, wo3 zong3shi4 dai4zhe5 xiang4 ji1.</text:p>
          <text:p text:style-name="P288">I always take my camera when I travel on weekends.</text:p>
        </text:list-item>
      </text:list>
      <text:p text:style-name="P286"/>
      <text:p text:style-name="P315"><text:span text:style-name="T69">不是 ... 吗？</text:span><text:span text:style-name="T62"> </text:span><text:span text:style-name="T46">--- </text:span><text:span text:style-name="T70">bu2 shi4 ... ma5?</text:span><text:span text:style-name="T47"> </text:span><text:span text:style-name="T48">--- </text:span></text:p>
      <text:p text:style-name="P317"><text:span text:style-name="T77">Rhetorical</text:span><text:span text:style-name="T42"> question to express an affirmative point of view</text:span></text:p>
      <text:p text:style-name="P283"/>
      <text:p text:style-name="P170">Example:</text:p>
      <text:list xml:id="list85526136668493" text:continue-list="list85526671147454" text:style-name="L38">
        <text:list-item>
          <text:p text:style-name="P272"><text:span text:style-name="T116">你的久房子不是很好吗</text:span><text:span text:style-name="T117">？</text:span></text:p>
          <text:p text:style-name="P289">ni3 de5 jiu4 fang2zi5 bu2 shi4 hen3 hao3 ma5?</text:p>
          <text:p text:style-name="P289">Isn’t your old house very good?</text:p>
          <text:p text:style-name="P289"/>
        </text:list-item>
        <text:list-item>
          <text:p text:style-name="P289">A：他的中文说的很好！</text:p>
          <text:p text:style-name="P289">A: ta1 de5 zhong1wen2 shuo1 de5 hen3 hao3!</text:p>
          <text:p text:style-name="P289">A: His Chinese is very good!</text:p>
          <text:p text:style-name="P289">B：他不是中国人吗？</text:p>
          <text:p text:style-name="P289">B: ta1 bu2 shi4 zhong1guo2 ren2 ma?</text:p>
          <text:p text:style-name="P289">B: Isn’t he Chinese?</text:p>
        </text:list-item>
      </text:list>
      <text:p text:style-name="P287"/>
      <text:p text:style-name="P318"><text:span text:style-name="T69">除了 ... 都</text:span><text:span text:style-name="T62"> ... </text:span><text:span text:style-name="T46">--- </text:span><text:span text:style-name="T72">chu2 le5</text:span><text:span text:style-name="T70"> ... </text:span><text:span text:style-name="T72">dou1</text:span><text:span text:style-name="T71"> ...</text:span><text:span text:style-name="T47"> </text:span><text:span text:style-name="T48">--- </text:span><text:span text:style-name="T71">except for</text:span><text:span text:style-name="T70"> ... </text:span><text:span text:style-name="T71">all ...</text:span></text:p>
      <text:p text:style-name="P284"/>
      <text:p text:style-name="P171">Example:</text:p>
      <text:list xml:id="list85526709138329" text:continue-numbering="true" text:style-name="L38">
        <text:list-item>
          <text:p text:style-name="P273">除了他<text:span text:style-name="T118">，其他的同学明天都去公园。</text:span></text:p>
          <text:p text:style-name="P290">chu2le5 ta1, qi2ta1 de5 tong2xue2 ming2tian1 dou1 qu4 gong1yuan2.</text:p>
          <text:p text:style-name="P290">Except for him, all the students are going to the park tomorrow.</text:p>
        </text:list-item>
        <text:list-item>
          <text:p text:style-name="P273">这个房子除了附近没有超市<text:span text:style-name="T118">，其他的我都很满意。</text:span></text:p>
          <text:p text:style-name="P290">zhe4ge5 fang2zi5 chu2le5 fu4jin4 mei2you3 chao1shi4, qi2ta1 de5 wo3 dou1 hen3 man3yi4.</text:p>
          <text:p text:style-name="P290">I am satisfied with everything except that there is no supermarket close by.</text:p>
        </text:list-item>
      </text:list>
      <text:p text:style-name="P291"/>
      <text:p text:style-name="P173">Review:</text:p>
      <text:p text:style-name="P291">除了 ... 还 ... → besides</text:p>
      <text:list xml:id="list406769156" text:style-name="L43">
        <text:list-item>
          <text:p text:style-name="P292">除了打篮球，你还喜欢什么？</text:p>
          <text:p text:style-name="P292">chu2le5 da3 lan2qiu2, ni3 hai2 xi3huan5 shen2me5?</text:p>
          <text:p text:style-name="P292">Besides basketball, what other sports do you like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07:53:05.076552211</meta:creation-date>
    <meta:generator>LibreOffice/6.4.7.2$Linux_X86_64 LibreOffice_project/40$Build-2</meta:generator>
    <dc:date>2022-01-12T08:51:28.957404443</dc:date>
    <meta:editing-duration>P2DT23H51M7S</meta:editing-duration>
    <meta:editing-cycles>91</meta:editing-cycles>
    <meta:document-statistic meta:table-count="0" meta:image-count="0" meta:object-count="0" meta:page-count="24" meta:paragraph-count="597" meta:word-count="5705" meta:character-count="19570" meta:non-whitespace-character-count="16413"/>
  </office:meta>
</office:document-meta>
</file>